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85A7BC4A.gif"/>
  <manifest:file-entry manifest:media-type="image/gif" manifest:full-path="Pictures/100002000000005500000055A0E3D772.gif"/>
  <manifest:file-entry manifest:media-type="image/gif" manifest:full-path="Pictures/100000000000001C00000020D876C24E.gif"/>
  <manifest:file-entry manifest:media-type="image/png" manifest:full-path="Pictures/10000000000000590000004729658D85.png"/>
  <manifest:file-entry manifest:media-type="image/gif" manifest:full-path="Pictures/100000000000001C00000020BFFBFC48.gif"/>
  <manifest:file-entry manifest:media-type="image/gif" manifest:full-path="Pictures/100000000000001C00000020E01DA237.gif"/>
  <manifest:file-entry manifest:media-type="image/png" manifest:full-path="Pictures/10000000000000400000004077CDC8F9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953cm"/>
    </style:style>
    <style:style style:name="gr2" style:family="graphic" style:parent-style-name="standard">
      <style:graphic-properties draw:stroke="none" draw:fill="none" draw:fill-color="#ffffff" fo:min-height="1.025cm"/>
    </style:style>
    <style:style style:name="gr3" style:family="graphic" style:parent-style-name="Braket">
      <style:graphic-properties draw:textarea-horizontal-align="center"/>
    </style:style>
    <style:style style:name="gr4" style:family="graphic" style:parent-style-name="standard">
      <style:graphic-properties draw:stroke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93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textarea-horizontal-align="left" draw:textarea-vertical-align="middle" fo:padding-left="0.254cm" fo:padding-right="0.254cm"/>
    </style:style>
    <style:style style:name="gr8" style:family="graphic" style:parent-style-name="objectwithoutfill">
      <style:graphic-properties draw:stroke="solid" svg:stroke-width="0cm" svg:stroke-color="#ffffff" draw:marker-start-width="0.201cm" draw:marker-end-width="0.201cm" draw:fill="none" draw:textarea-horizontal-align="center" fo:padding-top="-0.1cm" fo:padding-bottom="-0.1cm" fo:padding-left="-0.1cm" fo:padding-right="-0.1cm"/>
    </style:style>
    <style:style style:name="gr9" style:family="graphic" style:parent-style-name="standard">
      <style:graphic-properties svg:stroke-width="0.051cm" svg:stroke-color="#b84747" draw:marker-start="Arrow" draw:marker-start-width="0.376cm" draw:marker-end="Arrow" draw:marker-end-width="0.376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1" style:family="graphic" style:parent-style-name="standard">
      <style:graphic-properties svg:stroke-width="0.051cm" svg:stroke-color="#b84747" draw:marker-start-width="0.276cm" draw:marker-end="Arrow" draw:marker-end-width="0.376cm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svg:stroke-width="0.152cm" svg:stroke-color="#b80047" draw:marker-start-width="0.427cm" draw:marker-end-width="0.427cm" draw:textarea-horizontal-align="center" draw:textarea-vertical-align="middle" fo:padding-top="0.076cm" fo:padding-bottom="0.076cm" fo:padding-left="0.076cm" fo:padding-right="0.076cm"/>
    </style:style>
    <style:style style:name="gr13" style:family="graphic" style:parent-style-name="standard">
      <style:graphic-properties draw:stroke="none" draw:fill="gradient" draw:fill-gradient-name="RedGradient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943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pr1" style:family="presentation" style:parent-style-name="WP-title">
      <style:graphic-properties draw:fill-color="#ffffff" draw:auto-grow-height="true" fo:min-height="7.138cm"/>
    </style:style>
    <style:style style:name="pr2" style:family="presentation" style:parent-style-name="WP-notes">
      <style:graphic-properties draw:fill-color="#ffffff" draw:auto-grow-height="true" fo:min-height="11.431cm"/>
    </style:style>
    <style:style style:name="pr3" style:family="presentation" style:parent-style-name="NormalIntro-title">
      <style:graphic-properties draw:fill-color="#ffffff" draw:auto-grow-height="true" fo:min-height="3.507cm"/>
    </style:style>
    <style:style style:name="pr4" style:family="presentation" style:parent-style-name="NormalIntro-outline1">
      <style:graphic-properties draw:fill-color="#ffffff" draw:auto-grow-height="true" fo:min-height="9.565cm"/>
    </style:style>
    <style:style style:name="pr5" style:family="presentation" style:parent-style-name="NormalIntro-notes">
      <style:graphic-properties draw:fill-color="#ffffff" draw:auto-grow-height="true" fo:min-height="11.411cm"/>
    </style:style>
    <style:style style:name="pr6" style:family="presentation" style:parent-style-name="Section-title">
      <style:graphic-properties draw:fill-color="#ffffff" draw:textarea-vertical-align="middle" draw:auto-grow-height="true" fo:min-height="4.252cm"/>
    </style:style>
    <style:style style:name="pr7" style:family="presentation" style:parent-style-name="Section-notes">
      <style:graphic-properties draw:fill-color="#ffffff" draw:auto-grow-height="true" fo:min-height="11.431cm"/>
    </style:style>
    <style:style style:name="pr8" style:family="presentation" style:parent-style-name="Normal1-title">
      <style:graphic-properties draw:fill-color="#ffffff" draw:auto-grow-height="true" fo:min-height="3.507cm"/>
    </style:style>
    <style:style style:name="pr9" style:family="presentation" style:parent-style-name="Normal1-subtitle" style:list-style-name="L10">
      <style:graphic-properties draw:fill-color="#ffffff" draw:auto-grow-height="true" fo:min-height="9.57cm"/>
    </style:style>
    <style:style style:name="pr10" style:family="presentation" style:parent-style-name="Normal1-notes">
      <style:graphic-properties draw:fill-color="#ffffff" draw:auto-grow-height="true" fo:min-height="11.411cm"/>
    </style:style>
    <style:style style:name="pr11" style:family="presentation" style:parent-style-name="Normal1-outline1">
      <style:graphic-properties draw:fill-color="#ffffff" draw:auto-grow-height="true" fo:min-height="13.518cm"/>
    </style:style>
    <style:style style:name="pr12" style:family="presentation" style:parent-style-name="Normal1-outline1">
      <style:graphic-properties draw:fill-color="#ffffff" draw:auto-grow-height="true" fo:min-height="13.622cm"/>
    </style:style>
    <style:style style:name="pr13" style:family="presentation" style:parent-style-name="Normal1-subtitle" style:list-style-name="L10">
      <style:graphic-properties draw:fill-color="#ffffff" draw:auto-grow-height="true" fo:min-height="9.57cm"/>
    </style:style>
    <style:style style:name="pr14" style:family="presentation" style:parent-style-name="Normal1-outline1">
      <style:graphic-properties draw:fill-color="#ffffff" draw:auto-grow-height="true" fo:min-height="10.008cm"/>
    </style:style>
    <style:style style:name="pr15" style:family="presentation" style:parent-style-name="Normal1-notes" style:list-style-name="L11">
      <style:graphic-properties draw:fill-color="#ffffff" draw:auto-grow-height="true" fo:min-height="11.411cm"/>
    </style:style>
    <style:style style:name="pr16" style:family="presentation" style:parent-style-name="Normal1-notes">
      <style:graphic-properties draw:fill-color="#ffffff" fo:min-height="11.411cm"/>
    </style:style>
    <style:style style:name="pr17" style:family="presentation" style:parent-style-name="Normal1-outline1">
      <style:graphic-properties draw:fill-color="#ffffff" draw:auto-grow-height="true" fo:min-height="8.932cm"/>
    </style:style>
    <style:style style:name="pr18" style:family="presentation" style:parent-style-name="Normal1-outline1">
      <style:graphic-properties draw:fill-color="#ffffff" draw:auto-grow-height="true" fo:min-height="13.23cm"/>
    </style:style>
    <style:style style:name="pr19" style:family="presentation" style:parent-style-name="Normal1-outline1">
      <style:graphic-properties draw:fill-color="#ffffff" draw:auto-grow-height="true" fo:min-height="10.706cm"/>
    </style:style>
    <style:style style:name="pr20" style:family="presentation" style:parent-style-name="Normal1-outline1">
      <style:graphic-properties draw:fill-color="#ffffff" draw:auto-grow-height="true" fo:min-height="6.817cm"/>
    </style:style>
    <style:style style:name="pr21" style:family="presentation" style:parent-style-name="Normal1-outline1">
      <style:graphic-properties draw:fill-color="#ffffff" draw:auto-grow-height="true" fo:min-height="3.031cm"/>
    </style:style>
    <style:style style:name="pr22" style:family="presentation" style:parent-style-name="Normal1-outline1">
      <style:graphic-properties draw:fill-color="#ffffff" draw:auto-grow-height="true" fo:min-height="11.81cm"/>
    </style:style>
    <style:style style:name="pr23" style:family="presentation" style:parent-style-name="Normal1-outline1">
      <style:graphic-properties draw:fill-color="#ffffff" draw:auto-grow-height="true" fo:min-height="10.735cm"/>
    </style:style>
    <style:style style:name="pr24" style:family="presentation" style:parent-style-name="Normal1-outline1">
      <style:graphic-properties draw:fill-color="#ffffff" draw:auto-grow-height="true" fo:min-height="3.165cm"/>
    </style:style>
    <style:style style:name="pr25" style:family="presentation" style:parent-style-name="Normal1-outline1">
      <style:graphic-properties draw:fill-color="#ffffff" draw:auto-grow-height="true" fo:min-height="4.919cm"/>
    </style:style>
    <style:style style:name="pr26" style:family="presentation" style:parent-style-name="Section-title">
      <style:graphic-properties draw:fill-color="#ffffff" draw:auto-grow-height="true" fo:min-height="3.503cm"/>
    </style:style>
    <style:style style:name="pr27" style:family="presentation" style:parent-style-name="Section-notes" style:list-style-name="L12">
      <style:graphic-properties draw:fill-color="#ffffff" draw:auto-grow-height="true" fo:min-height="11.431cm"/>
    </style:style>
    <style:style style:name="pr28" style:family="presentation" style:parent-style-name="Normal1-outline1">
      <style:graphic-properties draw:fill-color="#ffffff" draw:auto-grow-height="true" fo:min-height="9.194cm"/>
    </style:style>
    <style:style style:name="pr29" style:family="presentation" style:parent-style-name="Normal1-outline1">
      <style:graphic-properties draw:fill-color="#ffffff" draw:auto-grow-height="true" fo:min-height="7.415cm"/>
    </style:style>
    <style:style style:name="pr30" style:family="presentation" style:parent-style-name="Normal1-outline1">
      <style:graphic-properties draw:fill-color="#ffffff" draw:auto-grow-height="true" fo:min-height="7.122cm"/>
    </style:style>
    <style:style style:name="pr31" style:family="presentation" style:parent-style-name="Normal1-outline1">
      <style:graphic-properties draw:fill-color="#ffffff" draw:auto-grow-height="true" fo:min-height="8.147cm"/>
    </style:style>
    <style:style style:name="pr32" style:family="presentation" style:parent-style-name="Normal1-outline1">
      <style:graphic-properties draw:fill-color="#ffffff" draw:auto-grow-height="true" fo:min-height="6.868cm"/>
    </style:style>
    <style:style style:name="pr33" style:family="presentation" style:parent-style-name="Normal1-outline1">
      <style:graphic-properties draw:fill-color="#ffffff" draw:auto-grow-height="true" fo:min-height="8.99cm"/>
    </style:style>
    <style:style style:name="pr34" style:family="presentation" style:parent-style-name="Normal1-outline1">
      <style:graphic-properties draw:fill-color="#ffffff" draw:auto-grow-height="true" fo:min-height="15cm"/>
    </style:style>
    <style:style style:name="pr35" style:family="presentation" style:parent-style-name="Section-title">
      <style:graphic-properties draw:fill-color="#ffffff" draw:textarea-vertical-align="middle" draw:auto-grow-height="true" fo:min-height="3.503cm"/>
    </style:style>
    <style:style style:name="pr36" style:family="presentation" style:parent-style-name="Section-notes" style:list-style-name="L12">
      <style:graphic-properties draw:fill-color="#ffffff" draw:auto-grow-height="true" fo:min-height="11.431cm"/>
    </style:style>
    <style:style style:name="pr37" style:family="presentation" style:parent-style-name="Normal1-outline1">
      <style:graphic-properties draw:fill-color="#ffffff" draw:auto-grow-height="true" fo:min-height="13.905cm"/>
    </style:style>
    <style:style style:name="pr38" style:family="presentation" style:parent-style-name="Normal1-outline1">
      <style:graphic-properties draw:fill-color="#ffffff" draw:auto-grow-height="true" fo:min-height="10.799cm"/>
    </style:style>
    <style:style style:name="pr39" style:family="presentation" style:parent-style-name="Normal1-outline1">
      <style:graphic-properties draw:fill-color="#ffffff" draw:auto-grow-height="true" fo:min-height="14.372cm"/>
    </style:style>
    <style:style style:name="pr40" style:family="presentation" style:parent-style-name="Section-notes" style:list-style-name="L12">
      <style:graphic-properties draw:fill-color="#ffffff" draw:auto-grow-height="true" fo:min-height="11.431cm"/>
    </style:style>
    <style:style style:name="pr41" style:family="presentation" style:parent-style-name="Normal1-outline1">
      <style:graphic-properties draw:fill-color="#ffffff" draw:auto-grow-height="true" fo:min-height="12.398cm"/>
    </style:style>
    <style:style style:name="pr42" style:family="presentation" style:parent-style-name="Normal1-outline1" style:list-style-name="L7">
      <style:graphic-properties draw:fill-color="#ffffff" draw:auto-grow-height="true" fo:min-height="16.369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font-family="Arial" style:font-family-generic="swiss" style:font-pitch="variable" fo:font-size="32pt"/>
    </style:style>
    <style:style style:name="P3" style:family="paragraph">
      <style:paragraph-properties fo:margin-left="0.454cm" fo:margin-right="0cm" fo:text-indent="-0.454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.738cm" fo:margin-right="0cm" fo:text-align="start" fo:text-indent="-0.738cm"/>
      <style:text-properties fo:color="#000080" fo:font-size="36pt"/>
    </style:style>
    <style:style style:name="P8" style:family="paragraph">
      <style:paragraph-properties fo:margin-left="0cm" fo:margin-right="0cm" fo:margin-top="0.42cm" fo:margin-bottom="0.35cm" fo:text-indent="0cm"/>
      <style:text-properties fo:font-size="10pt"/>
    </style:style>
    <style:style style:name="P9" style:family="paragraph">
      <style:paragraph-properties fo:margin-left="0cm" fo:margin-right="0cm" fo:text-align="center" fo:text-indent="0cm"/>
      <style:text-properties fo:font-size="28pt"/>
    </style:style>
    <style:style style:name="P10" style:family="paragraph">
      <style:paragraph-properties fo:margin-left="0.641cm" fo:margin-right="0cm" fo:text-align="center" fo:text-indent="-0.449cm"/>
    </style:style>
    <style:style style:name="P11" style:family="paragraph">
      <style:paragraph-properties fo:margin-left="0cm" fo:margin-right="0cm" fo:text-align="center" fo:text-indent="0cm"/>
      <style:text-properties fo:font-size="22pt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fo:margin-left="0cm" fo:margin-right="0cm" fo:text-align="end" fo:text-indent="0cm"/>
      <style:text-properties fo:font-size="22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color="#000080" fo:font-size="26pt"/>
    </style:style>
    <style:style style:name="P16" style:family="paragraph">
      <style:paragraph-properties fo:margin-left="0cm" fo:margin-right="0cm" fo:text-align="center" fo:text-indent="0cm"/>
      <style:text-properties fo:font-size="32pt"/>
    </style:style>
    <style:style style:name="P17" style:family="paragraph">
      <style:paragraph-properties fo:margin-left="0cm" fo:margin-right="0cm" fo:text-indent="0cm">
        <style:tab-stops>
          <style:tab-stop style:position="10.305cm"/>
        </style:tab-stops>
      </style:paragraph-properties>
    </style:style>
    <style:style style:name="P18" style:family="paragraph">
      <style:paragraph-properties text:enable-numbering="true" fo:margin-left="1.2cm" fo:margin-right="0cm" fo:text-indent="-0.9cm"/>
    </style:style>
    <style:style style:name="P19" style:family="paragraph">
      <style:paragraph-properties fo:margin-left="0cm" fo:margin-right="0cm" fo:line-height="150%" fo:text-indent="0cm"/>
    </style:style>
    <style:style style:name="P2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8pt" style:language-asian="en" style:country-asian="US" style:font-style-asian="normal" style:font-weight-asian="normal" style:font-family-complex="'Arial Unicode MS'" style:font-pitch-complex="variable" style:font-size-complex="28pt" style:language-complex="en" style:country-complex="US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4pt" style:language-asian="en" style:country-asian="US" style:font-style-asian="normal" style:font-weight-asian="normal" style:font-family-complex="'Arial Unicode MS'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P22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'Arial Unicode MS'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23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color="#000080" style:text-outline="false" style:text-line-through-style="none" style:text-position="0% 100%" fo:font-family="Arial" style:font-style-name="Regular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20pt" style:language-asian="en" style:country-asian="US" style:font-style-asian="normal" style:font-weight-asian="normal" style:font-family-complex="'Arial Unicode MS'" style:font-pitch-complex="variable" style:font-size-complex="20pt" style:language-complex="en" style:country-complex="US" style:font-style-complex="normal" style:font-weight-complex="normal" style:text-emphasize="none" style:text-scale="100%" style:font-relief="none" fo:hyphenate="false"/>
    </style:style>
    <style:style style:name="P24" style:family="paragraph">
      <style:paragraph-properties fo:margin-left="1.2cm" fo:margin-right="0cm" fo:margin-top="0cm" fo:margin-bottom="0cm" fo:text-indent="-1.197cm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text:enable-numbering="false" fo:margin-left="1.2cm" fo:margin-right="0cm" fo:margin-top="0cm" fo:margin-bottom="0cm" fo:text-indent="-1.197cm"/>
      <style:text-properties fo:color="#000080" fo:font-family="'Courier New'" style:font-pitch="fixed" fo:font-size="17pt"/>
    </style:style>
    <style:style style:name="P27" style:family="paragraph">
      <style:paragraph-properties fo:margin-left="0.454cm" fo:margin-right="0cm" fo:text-indent="-0.454cm"/>
      <style:text-properties fo:font-size="12pt"/>
    </style:style>
    <style:style style:name="T1" style:family="text">
      <style:text-properties fo:font-family="Arial" style:font-family-generic="swiss" style:font-pitch="variable" fo:font-size="28pt" fo:font-style="italic"/>
    </style:style>
    <style:style style:name="T2" style:family="text">
      <style:text-properties fo:font-family="Arial" style:font-family-generic="swiss" style:font-pitch="variable" fo:font-size="28pt"/>
    </style:style>
    <style:style style:name="T3" style:family="text">
      <style:text-properties fo:font-family="Arial" style:font-family-generic="swiss" style:font-pitch="variable" fo:font-size="32pt"/>
    </style:style>
    <style:style style:name="T4" style:family="text">
      <style:text-properties fo:color="#000080" fo:font-size="36pt"/>
    </style:style>
    <style:style style:name="T5" style:family="text">
      <style:text-properties fo:color="#800000" fo:font-size="36pt"/>
    </style:style>
    <style:style style:name="T6" style:family="text">
      <style:text-properties fo:font-size="28pt"/>
    </style:style>
    <style:style style:name="T7" style:family="text">
      <style:text-properties fo:font-size="22pt"/>
    </style:style>
    <style:style style:name="T8" style:family="text">
      <style:text-properties fo:color="#000080" fo:font-size="26pt"/>
    </style:style>
    <style:style style:name="T9" style:family="text">
      <style:text-properties fo:font-family="'Courier New'" style:font-pitch="fixed"/>
    </style:style>
    <style:style style:name="T10" style:family="text">
      <style:text-properties fo:font-size="32pt"/>
    </style:style>
    <style:style style:name="T11" style:family="text">
      <style:text-properties fo:font-family="'Courier New'" style:font-pitch="fixed" fo:font-size="2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800000" fo:font-size="28pt" fo:font-style="italic" style:font-size-asian="28pt" style:font-size-complex="28pt"/>
    </style:style>
    <style:style style:name="T14" style:family="text">
      <style:text-properties fo:font-family="'Courier New'" style:font-pitch="fixed" fo:font-size="20pt"/>
    </style:style>
    <style:style style:name="T15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6" style:family="text">
      <style:text-properties fo:font-family="Arial" style:font-style-name="Regular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7" style:family="text">
      <style:text-properties fo:color="#000080" fo:font-family="'Courier New'" style:font-pitch="fixed" fo:font-size="17pt"/>
    </style:style>
    <text:list-style style:name="L1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428cm" text:min-label-width="0.791cm" style:vertical-pos="middle" style:vertical-rel="line" fo:width="0.539cm" fo:height="0.616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539cm" fo:height="0.616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539cm" fo:height="0.616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539cm" fo:height="0.616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539cm" fo:height="0.616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539cm" fo:height="0.616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539cm" fo:height="0.616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39cm" fo:height="0.616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539cm" fo:height="0.61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1C00000020D876C24E.gif" xlink:type="simple" xlink:show="embed" xlink:actuate="onLoad">
        <style:list-level-properties text:space-before="0.003cm" text:min-label-width="1.197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0000000001C00000020D876C24E.gif" xlink:type="simple" xlink:show="embed" xlink:actuate="onLoad">
        <style:list-level-properties text:min-label-width="0.738cm" style:vertical-pos="middle" style:vertical-rel="line" fo:width="0.741cm" fo:height="0.847cm"/>
      </text:list-level-style-image>
      <text:list-level-style-image text:level="2" xlink:href="Pictures/100000000000001C00000020D876C24E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D876C24E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D876C24E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D876C24E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D876C24E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D876C24E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D876C24E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4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/>
        <style:text-properties fo:font-family="Times" style:font-family-generic="roman" fo:color="#000000" fo:font-size="100%"/>
      </text:list-level-style-bullet>
      <text:list-level-style-bullet text:level="2" text:bullet-char="•">
        <style:list-level-properties text:space-before="1.27cm" text:min-label-width="0.326cm"/>
        <style:text-properties fo:font-family="Times" style:font-family-generic="roman" fo:color="#000000" fo:font-size="100%"/>
      </text:list-level-style-bullet>
      <text:list-level-style-bullet text:level="3" text:bullet-char="•">
        <style:list-level-properties text:space-before="2.54cm" text:min-label-width="0.335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3.81cm" text:min-label-width="0.295cm"/>
        <style:text-properties fo:font-family="Times" style:font-family-generic="roman" fo:color="#000000" fo:font-size="100%"/>
      </text:list-level-style-bullet>
      <text:list-level-style-bullet text:level="5" text:bullet-char="•">
        <style:list-level-properties text:space-before="5.08cm" text:min-label-width="0.304cm"/>
        <style:text-properties fo:font-family="Times" style:font-family-generic="roman" fo:color="#000000" fo:font-size="100%"/>
      </text:list-level-style-bullet>
      <text:list-level-style-bullet text:level="6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7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8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9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  <text:list-level-style-bullet text:level="10" text:bullet-char="•">
        <style:list-level-properties text:space-before="5.08cm" text:min-label-width="0.304cm"/>
        <style:text-properties fo:font-family="Times" style:font-family-generic="roman" fo:color="#000064" fo:font-size="100%"/>
      </text:list-level-style-bullet>
    </text:list-style>
  </office:automatic-styles>
  <office:body>
    <office:presentation>
      <draw:page draw:name="MainTitle" draw:style-name="dp1" draw:master-page-name="WP" presentation:presentation-page-layout-name="AL1T0">
        <office:forms form:automatic-focus="false" form:apply-design-mode="false"/>
        <draw:frame presentation:style-name="pr1" draw:text-style-name="P2" draw:layer="layout" svg:width="16.512cm" svg:height="7.138cm" svg:x="9.665cm" svg:y="3.791cm" presentation:class="title" presentation:user-transformed="true">
          <draw:text-box>
            <text:p text:style-name="P1"><text:span text:style-name="T1">Computer Programming</text:span><text:span text:style-name="T2"><text:line-break/></text:span><text:span text:style-name="T3"><text:line-break/></text:span><text:span text:style-name="T3">Introduction to Computer Programming</text:span></text:p>
          </draw:text-box>
        </draw:frame>
        <presentation:notes draw:style-name="dp2">
          <draw:page-thumbnail draw:layer="layout" svg:width="12.7cm" svg:height="9.525cm" svg:x="4.175cm" svg:y="3.005cm" draw:page-number="1"/>
          <draw:frame presentation:style-name="pr2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Agenda" draw:style-name="dp1" draw:master-page-name="NormalIntro" presentation:presentation-page-layout-name="AL2T1">
        <draw:frame presentation:style-name="pr3" draw:text-style-name="P4" draw:layer="layout" svg:width="25.593cm" svg:height="3.507cm" svg:x="1.774cm" svg:y="0.643cm" presentation:class="title" presentation:user-transformed="true">
          <draw:text-box>
            <text:p text:style-name="P4">Agenda</text:p>
          </draw:text-box>
        </draw:frame>
        <draw:frame presentation:style-name="pr4" draw:text-style-name="P5" draw:layer="layout" svg:width="14.088cm" svg:height="9.565cm" svg:x="8.057cm" svg:y="7.473cm" presentation:class="outline" presentation:user-transformed="true">
          <draw:text-box>
            <text:list text:style-name="L3">
              <text:list-item>
                <text:p text:id="id4" text:style-name="P4">Lecture Goal(s)</text:p>
              </text:list-item>
              <text:list-item>
                <text:p text:id="id5" text:style-name="P4">From Assembler to Java</text:p>
              </text:list-item>
              <text:list-item>
                <text:p text:id="id6" text:style-name="P4">Programming “styles”</text:p>
              </text:list-item>
              <text:list-item>
                <text:p text:id="id7" text:style-name="P4">Interpret vs compile</text:p>
              </text:list-item>
              <text:list-item>
                <text:p text:id="id8" text:style-name="P4">Conclus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4" anim:sub-item="text" smil:attributeName="visibility" smil:to="visible"/>
                  <anim:transitionFilter smil:dur="0.1s" smil:targetElement="id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5" anim:sub-item="text" smil:attributeName="visibility" smil:to="visible"/>
                  <anim:transitionFilter smil:dur="0.1s" smil:targetElement="id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6" anim:sub-item="text" smil:attributeName="visibility" smil:to="visible"/>
                  <anim:transitionFilter smil:dur="0.1s" smil:targetElement="id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7" anim:sub-item="text" smil:attributeName="visibility" smil:to="visible"/>
                  <anim:transitionFilter smil:dur="0.1s" smil:targetElement="id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smil:targetElement="id8" anim:sub-item="text" smil:attributeName="visibility" smil:to="visible"/>
                  <anim:transitionFilter smil:dur="0.1s" smil:targetElement="id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2"/>
          <draw:frame presentation:style-name="pr5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LectureGoals" draw:style-name="dp1" draw:master-page-name="Section" presentation:presentation-page-layout-name="AL3T19"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Lecture Goal(s)</text:p>
          </draw:text-box>
        </draw:frame>
        <presentation:notes draw:style-name="dp2">
          <draw:page-thumbnail draw:layer="layout" svg:width="12.7cm" svg:height="9.525cm" svg:x="4.175cm" svg:y="3.005cm" draw:page-number="3"/>
          <draw:frame presentation:style-name="pr7" draw:text-style-name="P3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Overall Goal" draw:style-name="dp1" draw:master-page-name="Normal1" presentation:presentation-page-layout-name="AL1T0"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Overall Goal</text:p>
          </draw:text-box>
        </draw:frame>
        <draw:frame draw:style-name="gr1" draw:text-style-name="P4" draw:layer="layout" svg:width="1.196cm" svg:height="6.953cm" svg:x="0cm" svg:y="14.047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draw:g>
          <draw:frame presentation:style-name="pr9" draw:text-style-name="P7" draw:layer="layout" svg:width="19.206cm" svg:height="9.57cm" svg:x="5.379cm" svg:y="7.056cm">
            <draw:text-box>
              <text:list text:style-name="L5">
                <text:list-item>
                  <text:p text:style-name="P6"><text:span text:style-name="T4">To introduce </text:span><text:span text:style-name="T5">fundamental concepts</text:span><text:span text:style-name="T4"> of computer programming</text:span></text:p>
                </text:list-item>
                <text:list-item>
                  <text:p text:style-name="P6"><text:span text:style-name="T4">To provide programming knowledge about </text:span><text:span text:style-name="T5">Java</text:span></text:p>
                </text:list-item>
              </text:list>
            </draw:text-box>
          </draw:frame>
          <draw:frame draw:style-name="gr2" draw:text-style-name="P8" draw:layer="layout" svg:width="0.005cm" svg:height="1.025cm" svg:x="14.98cm" svg:y="11.151cm">
            <draw:text-box>
              <text:p/>
            </draw:text-box>
          </draw:frame>
          <draw:polyline draw:style-name="gr3" draw:layer="layout" svg:width="19.929cm" svg:height="0.915cm" svg:x="5.017cm" svg:y="7.669cm" svg:viewBox="0 0 19930 916" draw:points="0,916 0,0 19930,0 19930,839">
            <text:p/>
          </draw:polyline>
          <draw:polyline draw:style-name="gr3" draw:layer="layout" svg:width="19.929cm" svg:height="0.915cm" draw:transform="rotate (3.1415926535892) translate (24.947000000001cm 16.085cm)" svg:viewBox="0 0 19930 916" draw:points="19930,-31254 19930,-32170 0,-32170 0,-31331">
            <text:p/>
          </draw:polyline>
        </draw:g>
        <presentation:notes draw:style-name="dp2">
          <draw:page-thumbnail draw:layer="layout" svg:width="13.705cm" svg:height="10.279cm" svg:x="3.641cm" svg:y="2.853cm" draw:page-number="4"/>
          <draw:frame presentation:style-name="pr10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Fundamental Concepts" draw:style-name="dp1" draw:master-page-name="Normal1" presentation:presentation-page-layout-name="AL2T1"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Lectures Overview</text:p>
          </draw:text-box>
        </draw:frame>
        <draw:frame presentation:style-name="pr11" draw:text-style-name="P5" draw:layer="layout" svg:width="20.73cm" svg:height="13.518cm" svg:x="5.614cm" svg:y="6.538cm" presentation:class="outline" presentation:user-transformed="true">
          <draw:text-box>
            <text:list text:style-name="L3">
              <text:list-item>
                <text:p text:style-name="P4">1: Introduction</text:p>
              </text:list-item>
              <text:list-item>
                <text:p text:style-name="P4">2: Basic data structures &amp; Statements</text:p>
              </text:list-item>
              <text:list-item>
                <text:p text:style-name="P4">3: Object-oriented programming I</text:p>
              </text:list-item>
              <text:list-item>
                <text:p text:style-name="P4">4: Object-oriented programming II</text:p>
              </text:list-item>
              <text:list-item>
                <text:p text:style-name="P4">5: Object-oriented programming III</text:p>
              </text:list-item>
              <text:list-item>
                <text:p text:style-name="P4">6: Complex data structures</text:p>
              </text:list-item>
              <text:list-item>
                <text:p text:style-name="P4">7: Threads &amp; Exception handling</text:p>
              </text:list-item>
            </text:list>
          </draw:text-box>
        </draw:frame>
        <draw:rect draw:style-name="gr4" draw:text-style-name="P9" draw:id="id9" draw:layer="layout" svg:width="11.973cm" svg:height="1.432cm" draw:transform="rotate (1.5707963267946) translate (4.219cm 18.461cm)">
          <text:p text:style-name="P4"><text:span text:style-name="T6">Fundamental Concepts</text:span></text:p>
        </draw:rect>
        <draw:frame draw:style-name="gr1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9" smil:attributeName="visibility" smil:to="visible"/>
                  <anim:transitionFilter smil:dur="1s" smil:targetElement="id9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5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Programming" draw:style-name="dp1" draw:master-page-name="Normal1" presentation:presentation-page-layout-name="AL2T1"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Lectures Overview</text:p>
          </draw:text-box>
        </draw:frame>
        <draw:frame presentation:style-name="pr12" draw:text-style-name="P5" draw:layer="layout" svg:width="18.26cm" svg:height="13.622cm" svg:x="5.814cm" svg:y="5.438cm" presentation:class="outline" presentation:user-transformed="true">
          <draw:text-box>
            <text:list text:style-name="L3">
              <text:list-item>
                <text:p text:style-name="P4">8: Summarizing example</text:p>
              </text:list-item>
              <text:list-item>
                <text:p text:style-name="P4">9: Standard packages</text:p>
              </text:list-item>
              <text:list-item>
                <text:p text:style-name="P4">10: GUI – AWT</text:p>
              </text:list-item>
              <text:list-item>
                <text:p text:style-name="P4">11: GUI – Swing</text:p>
              </text:list-item>
              <text:list-item>
                <text:p text:style-name="P4">12: IO programming</text:p>
              </text:list-item>
              <text:list-item>
                <text:p text:style-name="P4">13: Network programming</text:p>
              </text:list-item>
              <text:list-item>
                <text:p text:style-name="P4">14: Java archives</text:p>
              </text:list-item>
              <text:list-item>
                <text:p text:style-name="P4">15: Conclusions</text:p>
              </text:list-item>
            </text:list>
          </draw:text-box>
        </draw:frame>
        <draw:rect draw:style-name="gr4" draw:text-style-name="P9" draw:id="id10" draw:layer="layout" svg:width="13.684cm" svg:height="1.432cm" draw:transform="rotate (1.5707963267946) translate (4.419cm 19.072cm)">
          <text:p text:style-name="P4"><text:span text:style-name="T6">Java</text:span></text:p>
        </draw:rect>
        <draw:frame draw:style-name="gr1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2s" smil:fill="hold" smil:targetElement="id10" smil:attributeName="visibility" smil:to="visible"/>
                  <anim:transitionFilter smil:dur="1s" smil:targetElement="id10" smil:type="barWipe" smil:subtype="topToBottom"/>
                </anim:par>
              </anim:par>
            </anim:par>
          </anim:seq>
        </anim:par>
        <presentation:notes draw:style-name="dp2">
          <draw:page-thumbnail draw:layer="layout" svg:width="13.705cm" svg:height="10.279cm" svg:x="3.641cm" svg:y="2.853cm" draw:page-number="6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oday's Goal" draw:style-name="dp1" draw:master-page-name="Normal1" presentation:presentation-page-layout-name="AL1T0">
        <draw:frame presentation:style-name="pr8" draw:text-style-name="P4" draw:layer="layout" svg:width="25.623cm" svg:height="3.507cm" svg:x="1.744cm" svg:y="0.643cm" presentation:class="title" presentation:user-transformed="true">
          <draw:text-box>
            <text:p text:style-name="P4">Today's Goal</text:p>
          </draw:text-box>
        </draw:frame>
        <draw:g>
          <draw:frame presentation:style-name="pr13" draw:text-style-name="P7" draw:layer="layout" svg:width="11.848cm" svg:height="9.57cm" svg:x="8.305cm" svg:y="7.056cm">
            <draw:text-box>
              <text:p text:style-name="P10"><text:span text:style-name="T4">Introduce</text:span><text:span text:style-name="T4"><text:line-break/></text:span><text:span text:style-name="T5">fundamental concepts</text:span><text:span text:style-name="T5"><text:line-break/></text:span><text:span text:style-name="T4">of computer</text:span><text:span text:style-name="T4"><text:line-break/></text:span><text:span text:style-name="T4">programming</text:span></text:p>
            </draw:text-box>
          </draw:frame>
          <draw:frame draw:style-name="gr2" draw:text-style-name="P8" draw:layer="layout" svg:width="0.003cm" svg:height="1.025cm" svg:x="14.228cm" svg:y="11.151cm">
            <draw:text-box>
              <text:p/>
            </draw:text-box>
          </draw:frame>
          <draw:polyline draw:style-name="gr3" draw:layer="layout" svg:width="12.293cm" svg:height="0.915cm" svg:x="8.082cm" svg:y="7.669cm" svg:viewBox="0 0 12294 916" draw:points="0,916 0,0 12294,0 12294,839">
            <text:p/>
          </draw:polyline>
          <draw:polyline draw:style-name="gr3" draw:layer="layout" svg:width="12.293cm" svg:height="0.915cm" draw:transform="rotate (3.1415926535892) translate (20.376000000001cm 16.085cm)" svg:viewBox="0 0 12294 916" draw:points="12294,-31254 12294,-32170 0,-32170 0,-31331">
            <text:p/>
          </draw:polyline>
        </draw:g>
        <draw:frame draw:style-name="gr1" draw:text-style-name="P4" draw:layer="layout" svg:width="1.196cm" svg:height="6.953cm" svg:x="0cm" svg:y="14.048cm">
          <draw:text-box>
            <text:p text:style-name="P4">L</text:p>
            <text:p text:style-name="P4">E</text:p>
            <text:p text:style-name="P4">C</text:p>
            <text:p text:style-name="P4">T</text:p>
            <text:p text:style-name="P4">U</text:p>
            <text:p text:style-name="P4">R</text:p>
            <text:p text:style-name="P4">E</text:p>
            <text:p text:style-name="P4"/>
            <text:p text:style-name="P4">G</text:p>
            <text:p text:style-name="P4">O</text:p>
            <text:p text:style-name="P4">A</text:p>
            <text:p text:style-name="P4">L</text:p>
            <text:p text:style-name="P4">S</text:p>
          </draw:text-box>
        </draw:frame>
        <presentation:notes draw:style-name="dp2">
          <draw:page-thumbnail draw:layer="layout" svg:width="13.705cm" svg:height="10.279cm" svg:x="3.641cm" svg:y="2.853cm" draw:page-number="7"/>
          <draw:frame presentation:style-name="pr10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fromAssemblerToJava" draw:style-name="dp1" draw:master-page-name="Section" presentation:presentation-page-layout-name="AL3T19">
        <draw:frame presentation:style-name="pr6" draw:text-style-name="P4" draw:layer="layout" svg:width="14.7cm" svg:height="4.252cm" svg:x="4.1cm" svg:y="8.042cm" presentation:class="title" presentation:user-transformed="true">
          <draw:text-box>
            <text:p text:style-name="P4">From Assembler<text:line-break/>to Java</text:p>
          </draw:text-box>
        </draw:frame>
        <presentation:notes draw:style-name="dp2">
          <draw:page-thumbnail draw:layer="layout" svg:width="12.7cm" svg:height="9.525cm" svg:x="4.175cm" svg:y="3.005cm" draw:page-number="8"/>
          <draw:frame presentation:style-name="pr7" draw:text-style-name="P3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Princeton vs Harvard" draw:style-name="dp1" draw:master-page-name="Normal1" presentation:presentation-page-layout-name="AL2T1"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Princeton vs Harvard</text:p>
          </draw:text-box>
        </draw:frame>
        <draw:frame presentation:style-name="pr14" draw:text-style-name="P5" draw:layer="layout" svg:width="22.445cm" svg:height="10.008cm" svg:x="3.857cm" svg:y="7.138cm" presentation:class="outline" presentation:user-transformed="true">
          <draw:text-box>
            <text:list text:style-name="L3">
              <text:list-item>
                <text:p text:id="id11" text:style-name="P4">Harvard architecture</text:p>
                <text:list>
                  <text:list-item>
                    <text:p text:id="id12" text:style-name="P4">Data and programs stored separately</text:p>
                  </text:list-item>
                  <text:list-item>
                    <text:p text:id="id13" text:style-name="P4">ENIAC 1946</text:p>
                  </text:list-item>
                </text:list>
              </text:list-item>
              <text:list-item>
                <text:p text:id="id14" text:style-name="P4">Princeton architecture</text:p>
                <text:list>
                  <text:list-item>
                    <text:p text:id="id15" text:style-name="P4">Data and programs stored in the same way</text:p>
                  </text:list-item>
                  <text:list-item>
                    <text:p text:id="id16" text:style-name="P4">A.k.a the von Neumann architecture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A</text:p>
            <text:p text:style-name="P4"/>
            <text:p text:style-name="P4">B</text:p>
            <text:p text:style-name="P4">I</text:p>
            <text:p text:style-name="P4">T</text:p>
            <text:p text:style-name="P4"/>
            <text:p text:style-name="P4">O</text:p>
            <text:p text:style-name="P4">F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9" presentation:class="page"/>
          <draw:frame presentation:style-name="pr15" draw:text-style-name="P3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rinceton architecture" draw:style-name="dp1" draw:master-page-name="Normal1" presentation:presentation-page-layout-name="AL2T1"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The Princeton Architecture</text:p>
          </draw:text-box>
        </draw:frame>
        <draw:rect draw:style-name="gr4" draw:text-style-name="P11" draw:id="id2" draw:layer="layout" svg:width="4.8cm" svg:height="3.186cm" svg:x="16.78cm" svg:y="8.466cm">
          <text:p text:style-name="P4"><text:span text:style-name="T7">CPU</text:span></text:p>
        </draw:rect>
        <draw:rect draw:style-name="gr4" draw:text-style-name="P11" draw:id="id3" draw:layer="layout" svg:width="4.793cm" svg:height="3.096cm" svg:x="16.78cm" svg:y="13.689cm">
          <text:p text:style-name="P4"><text:span text:style-name="T7">I/O</text:span></text:p>
        </draw:rect>
        <draw:g draw:id="id1">
          <draw:rect draw:style-name="gr7" draw:text-style-name="P13" draw:layer="layout" svg:width="5.388cm" svg:height="3.172cm" svg:x="7.426cm" svg:y="8.48cm">
            <text:p text:style-name="P12"><text:span text:style-name="T7">Memory</text:span></text:p>
          </draw:rect>
          <draw:rect draw:style-name="gr8" draw:layer="layout" svg:width="1.71cm" svg:height="0.349cm" svg:x="11.152cm" svg:y="8.431cm">
            <text:p/>
          </draw:rect>
          <draw:rect draw:style-name="gr8" draw:layer="layout" svg:width="1.71cm" svg:height="0.349cm" svg:x="11.152cm" svg:y="8.794cm">
            <text:p/>
          </draw:rect>
          <draw:rect draw:style-name="gr8" draw:layer="layout" svg:width="1.71cm" svg:height="0.349cm" svg:x="11.152cm" svg:y="9.158cm">
            <text:p/>
          </draw:rect>
          <draw:rect draw:style-name="gr8" draw:layer="layout" svg:width="1.71cm" svg:height="0.349cm" svg:x="11.152cm" svg:y="9.521cm">
            <text:p/>
          </draw:rect>
          <draw:rect draw:style-name="gr8" draw:layer="layout" svg:width="1.71cm" svg:height="0.349cm" svg:x="11.152cm" svg:y="9.885cm">
            <text:p/>
          </draw:rect>
          <draw:rect draw:style-name="gr8" draw:layer="layout" svg:width="1.71cm" svg:height="0.349cm" svg:x="11.152cm" svg:y="10.248cm">
            <text:p/>
          </draw:rect>
          <draw:rect draw:style-name="gr8" draw:layer="layout" svg:width="1.71cm" svg:height="0.349cm" svg:x="11.152cm" svg:y="10.611cm">
            <text:p/>
          </draw:rect>
          <draw:rect draw:style-name="gr8" draw:layer="layout" svg:width="1.71cm" svg:height="0.349cm" svg:x="11.152cm" svg:y="10.975cm">
            <text:p/>
          </draw:rect>
          <draw:rect draw:style-name="gr8" draw:layer="layout" svg:width="1.71cm" svg:height="0.349cm" svg:x="11.152cm" svg:y="11.338cm">
            <text:p/>
          </draw:rect>
        </draw:g>
        <draw:connector draw:style-name="gr9" draw:text-style-name="P14" draw:id="id17" draw:layer="layout" draw:type="line" svg:x1="12.862cm" svg:y1="10.059cm" svg:x2="16.78cm" svg:y2="10.059cm" draw:start-shape="id1" draw:start-glue-point="1" draw:end-shape="id2" draw:end-glue-point="3" svg:d="m12862 10059h3918">
          <text:p text:style-name="P4"/>
        </draw:connector>
        <draw:connector draw:style-name="gr9" draw:text-style-name="P14" draw:id="id18" draw:layer="layout" draw:type="line" svg:x1="19.176cm" svg:y1="13.689cm" svg:x2="19.18cm" svg:y2="11.652cm" draw:start-shape="id3" draw:start-glue-point="0" draw:end-shape="id2" draw:end-glue-point="2" svg:d="m19176 13689 4-2037">
          <text:p text:style-name="P4"/>
        </draw:connector>
        <draw:g draw:id="id19">
          <draw:frame draw:style-name="gr10" draw:text-style-name="P15" draw:layer="layout" svg:width="5.153cm" svg:height="1.051cm" svg:x="5.024cm" svg:y="12.741cm">
            <draw:text-box>
              <text:p text:style-name="P12"><text:span text:style-name="T8">Data</text:span></text:p>
            </draw:text-box>
          </draw:frame>
          <draw:line draw:style-name="gr11" draw:text-style-name="P14" draw:layer="layout" svg:x1="10.519cm" svg:y1="13.298cm" svg:x2="11.717cm" svg:y2="11.182cm">
            <text:p/>
          </draw:line>
        </draw:g>
        <draw:g draw:id="id20">
          <draw:frame draw:style-name="gr10" draw:text-style-name="P15" draw:layer="layout" svg:width="5.153cm" svg:height="1.051cm" svg:x="5.024cm" svg:y="14.305cm">
            <draw:text-box>
              <text:p text:style-name="P12"><text:span text:style-name="T8">Programs</text:span></text:p>
            </draw:text-box>
          </draw:frame>
          <draw:line draw:style-name="gr11" draw:text-style-name="P14" draw:layer="layout" svg:x1="10.519cm" svg:y1="14.998cm" svg:x2="12.337cm" svg:y2="11.224cm">
            <text:p/>
          </draw:line>
        </draw:g>
        <draw:frame draw:style-name="gr5" draw:text-style-name="P4" draw:layer="layout" svg:width="1.196cm" svg:height="6.938cm" svg:x="0cm" svg:y="14.068cm">
          <draw:text-box>
            <text:p text:style-name="P4">A</text:p>
            <text:p text:style-name="P4"/>
            <text:p text:style-name="P4">B</text:p>
            <text:p text:style-name="P4">I</text:p>
            <text:p text:style-name="P4">T</text:p>
            <text:p text:style-name="P4"/>
            <text:p text:style-name="P4">O</text:p>
            <text:p text:style-name="P4">F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vertical">
                  <anim:set smil:begin="0s" smil:dur="0.0002s" smil:fill="hold" smil:targetElement="id17" smil:attributeName="visibility" smil:to="visible"/>
                  <anim:animate smil:dur="1s" smil:fill="hold" smil:targetElement="id17" smil:attributeName="width" smil:values="0;1" smil:keyTimes="0;1" anim:formula="width*sin(2.5*pi*$)" smil:additive="base"/>
                  <anim:animate smil:dur="1s" smil:fill="hold" smil:targetElement="id17" smil:attributeName="height" smil:values="height;height" smil:keyTimes="0;1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horizontal">
                  <anim:set smil:begin="0s" smil:dur="0.0002s" smil:fill="hold" smil:targetElement="id18" smil:attributeName="visibility" smil:to="visible"/>
                  <anim:animate smil:dur="1s" smil:fill="hold" smil:targetElement="id18" smil:attributeName="width" smil:values="width;width" smil:keyTimes="0;1" smil:additive="base"/>
                  <anim:animate smil:dur="1s" smil:fill="hold" smil:targetElement="id18" smil:attributeName="height" smil:values="0;1" smil:keyTimes="0;1" anim:formula="height*sin(2.5*pi*$)" smil:additive="ba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19" smil:attributeName="visibility" smil:to="visible"/>
                  <anim:transitionFilter smil:dur="1s" smil:targetElement="id19" smil:type="waterfallWipe" smil:subtype="horizontalRight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top">
                  <anim:set smil:begin="0s" smil:dur="0.002s" smil:fill="hold" smil:targetElement="id20" smil:attributeName="visibility" smil:to="visible"/>
                  <anim:transitionFilter smil:dur="1s" smil:targetElement="id20" smil:type="waterfallWipe" smil:subtype="horizontal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0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rinceton advantages" draw:style-name="dp1" draw:master-page-name="Normal1" presentation:presentation-page-layout-name="AL2T1"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Advantages</text:p>
          </draw:text-box>
        </draw:frame>
        <draw:frame presentation:style-name="pr17" draw:text-style-name="P5" draw:layer="layout" svg:width="20.003cm" svg:height="8.932cm" svg:x="5.257cm" svg:y="7.638cm" presentation:class="outline" presentation:user-transformed="true">
          <draw:text-box>
            <text:list text:style-name="L3">
              <text:list-item>
                <text:p text:id="id21" text:style-name="P4">Many jobs for a given computer</text:p>
                <text:list>
                  <text:list-item>
                    <text:p text:id="id22" text:style-name="P4">Not hardwired programs</text:p>
                  </text:list-item>
                </text:list>
              </text:list-item>
              <text:list-item>
                <text:p text:id="id23" text:style-name="P4">Programs generated by programs</text:p>
                <text:list>
                  <text:list-item>
                    <text:p text:id="id24" text:style-name="P4">From source (data) to code (program)</text:p>
                  </text:list-item>
                </text:list>
              </text:list-item>
              <text:list-item>
                <text:p text:id="id25" text:style-name="P4">Self-modifying code</text:p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A</text:p>
            <text:p text:style-name="P4"/>
            <text:p text:style-name="P4">B</text:p>
            <text:p text:style-name="P4">I</text:p>
            <text:p text:style-name="P4">T</text:p>
            <text:p text:style-name="P4"/>
            <text:p text:style-name="P4">O</text:p>
            <text:p text:style-name="P4">F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1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ssembler" draw:style-name="dp1" draw:master-page-name="Normal1" presentation:presentation-page-layout-name="AL2T1"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Assembler</text:p>
          </draw:text-box>
        </draw:frame>
        <draw:frame presentation:style-name="pr18" draw:text-style-name="P5" draw:layer="layout" svg:width="20.061cm" svg:height="13.693cm" svg:x="3.957cm" svg:y="5.838cm" presentation:class="outline" presentation:user-transformed="true">
          <draw:text-box>
            <text:list text:style-name="L3">
              <text:list-item>
                <text:p text:id="id26" text:style-name="P4">CPU Instructions Set Architecture</text:p>
                <text:list>
                  <text:list-item>
                    <text:p text:id="id27" text:style-name="P4">Instructions</text:p>
                  </text:list-item>
                  <text:list-item>
                    <text:p text:id="id28" text:style-name="P4">Resources accessible to the instructions</text:p>
                    <text:list>
                      <text:list-item>
                        <text:p text:id="id29" text:style-name="P4">Registrers</text:p>
                      </text:list-item>
                      <text:list-item>
                        <text:p text:id="id30" text:style-name="P4">Functional units</text:p>
                      </text:list-item>
                      <text:list-item>
                        <text:p text:id="id31" text:style-name="P4">Memory</text:p>
                      </text:list-item>
                      <text:list-item>
                        <text:p text:id="id32" text:style-name="P4">I/O devices</text:p>
                      </text:list-item>
                    </text:list>
                  </text:list-item>
                </text:list>
              </text:list-item>
              <text:list-item>
                <text:p text:id="id33" text:style-name="P4">Assembler</text:p>
                <text:list>
                  <text:list-item>
                    <text:p text:id="id34" text:style-name="P4">Symbolic names</text:p>
                  </text:list-item>
                </text:list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A</text:p>
            <text:p text:style-name="P4"/>
            <text:p text:style-name="P4">B</text:p>
            <text:p text:style-name="P4">I</text:p>
            <text:p text:style-name="P4">T</text:p>
            <text:p text:style-name="P4"/>
            <text:p text:style-name="P4">O</text:p>
            <text:p text:style-name="P4">F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2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ssembler Example" draw:style-name="dp1" draw:master-page-name="Normal1" presentation:presentation-page-layout-name="AL2T1"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Assembler Example</text:p>
          </draw:text-box>
        </draw:frame>
        <draw:frame presentation:style-name="pr19" draw:text-style-name="P5" draw:layer="layout" svg:width="15.962cm" svg:height="10.706cm" svg:x="6.657cm" svg:y="6.938cm" presentation:class="outline" presentation:user-transformed="true">
          <draw:text-box>
            <text:list text:style-name="L3">
              <text:list-item>
                <text:p text:id="id35" text:style-name="P4">x := y + z</text:p>
              </text:list-item>
            </text:list>
            <text:p text:style-name="P5"/>
            <text:list text:continue-numbering="true" text:style-name="L3">
              <text:list-item>
                <text:p text:id="id36" text:style-name="P4"><text:span text:style-name="T9">movl y,%eax</text:span></text:p>
              </text:list-item>
              <text:list-item>
                <text:p text:id="id37" text:style-name="P4"><text:span text:style-name="T9">movl z,%edx </text:span></text:p>
              </text:list-item>
              <text:list-item>
                <text:p text:id="id38" text:style-name="P4"><text:span text:style-name="T9">leal (%edx,%eax),%ecx </text:span></text:p>
              </text:list-item>
              <text:list-item>
                <text:p text:id="id39" text:style-name="P4"><text:span text:style-name="T9">movl %ecx,x</text:span></text:p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A</text:p>
            <text:p text:style-name="P4"/>
            <text:p text:style-name="P4">B</text:p>
            <text:p text:style-name="P4">I</text:p>
            <text:p text:style-name="P4">T</text:p>
            <text:p text:style-name="P4"/>
            <text:p text:style-name="P4">O</text:p>
            <text:p text:style-name="P4">F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3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Assembler: Pros and Cons" draw:style-name="dp1" draw:master-page-name="Normal1" presentation:presentation-page-layout-name="AL2T1"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Assembler Pros and Cons</text:p>
          </draw:text-box>
        </draw:frame>
        <draw:frame presentation:style-name="pr20" draw:text-style-name="P5" draw:id="id42" draw:layer="layout" svg:width="23.91cm" svg:height="6.817cm" svg:x="3.257cm" svg:y="9.346cm" presentation:class="outline" presentation:user-transformed="true">
          <draw:text-box>
            <text:list text:style-name="L3">
              <text:list-item>
                <text:p text:style-name="P4">Code not portable</text:p>
              </text:list-item>
              <text:list-item>
                <text:p text:style-name="P4">Too many details</text:p>
              </text:list-item>
              <text:list-item>
                <text:p text:style-name="P4">Hard to maintain</text:p>
              </text:list-item>
              <text:list-item>
                <text:p text:style-name="P4">Compilers better at producing large code</text:p>
              </text:list-item>
            </text:list>
          </draw:text-box>
        </draw:frame>
        <draw:polyline draw:style-name="gr12" draw:text-style-name="P14" draw:id="id41" draw:layer="layout" svg:width="24.181cm" svg:height="0cm" svg:x="2.373cm" svg:y="9.001cm" svg:viewBox="0 0 24182 0" draw:points="0,0 24182,0">
          <text:p text:style-name="P4"/>
        </draw:polyline>
        <draw:rect draw:style-name="gr13" draw:text-style-name="P16" draw:id="id43" draw:layer="layout" svg:width="16.206cm" svg:height="2.822cm" svg:x="5.795cm" svg:y="16.655cm" draw:corner-radius="0.5cm">
          <text:p text:style-name="P4"><text:span text:style-name="T10">Programming languages</text:span><text:span text:style-name="T10"><text:line-break/></text:span><text:span text:style-name="T10">are a necessity!!!</text:span></text:p>
        </draw:rect>
        <draw:frame draw:style-name="gr5" draw:text-style-name="P4" draw:layer="layout" svg:width="1.196cm" svg:height="6.938cm" svg:x="0cm" svg:y="14.068cm">
          <draw:text-box>
            <text:p text:style-name="P4">A</text:p>
            <text:p text:style-name="P4"/>
            <text:p text:style-name="P4">B</text:p>
            <text:p text:style-name="P4">I</text:p>
            <text:p text:style-name="P4">T</text:p>
            <text:p text:style-name="P4"/>
            <text:p text:style-name="P4">O</text:p>
            <text:p text:style-name="P4">F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Y</text:p>
          </draw:text-box>
        </draw:frame>
        <draw:frame presentation:style-name="pr21" draw:text-style-name="P5" draw:id="id40" draw:layer="layout" svg:width="23.91cm" svg:height="3.031cm" svg:x="3.257cm" svg:y="5.839cm" presentation:class="outline" presentation:user-transformed="true">
          <draw:text-box>
            <text:list text:style-name="L3">
              <text:list-item>
                <text:p text:style-name="P4">Low level control</text:p>
              </text:list-item>
              <text:list-item>
                <text:p text:style-name="P4">Spe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0" smil:attributeName="visibility" smil:to="visible"/>
                  <anim:transitionFilter smil:dur="1s" smil:targetElement="id4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41" smil:attributeName="visibility" smil:to="visible"/>
                  <anim:transitionFilter smil:dur="1s" smil:targetElement="id4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2" smil:attributeName="visibility" smil:to="visible"/>
                  <anim:transitionFilter smil:dur="1s" smil:targetElement="id42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3" smil:attributeName="visibility" smil:to="visible"/>
                  <anim:transitionFilter smil:dur="1s" smil:targetElement="id43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4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Java" draw:style-name="dp1" draw:master-page-name="Normal1" presentation:presentation-page-layout-name="AL2T1"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Java</text:p>
          </draw:text-box>
        </draw:frame>
        <draw:frame presentation:style-name="pr22" draw:text-style-name="P5" draw:id="id44" draw:layer="layout" svg:width="17.881cm" svg:height="11.81cm" svg:x="5.757cm" svg:y="6.638cm" presentation:class="outline" presentation:user-transformed="true">
          <draw:text-box>
            <text:list text:style-name="L3">
              <text:list-item>
                <text:p text:style-name="P4">Java Virtual Machine</text:p>
                <text:list>
                  <text:list-item>
                    <text:p text:style-name="P4">Java Virtual Machine specification</text:p>
                  </text:list-item>
                  <text:list-item>
                    <text:p text:style-name="P4">Java language</text:p>
                  </text:list-item>
                  <text:list-item>
                    <text:p text:style-name="P4">Java development tools</text:p>
                  </text:list-item>
                  <text:list-item>
                    <text:p text:style-name="P4">Java Libraries</text:p>
                    <text:list>
                      <text:list-item>
                        <text:p text:style-name="P4">GUI</text:p>
                      </text:list-item>
                      <text:list-item>
                        <text:p text:style-name="P4">Network</text:p>
                      </text:list-item>
                      <text:list-item>
                        <text:p text:style-name="P4">I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A</text:p>
            <text:p text:style-name="P4"/>
            <text:p text:style-name="P4">B</text:p>
            <text:p text:style-name="P4">I</text:p>
            <text:p text:style-name="P4">T</text:p>
            <text:p text:style-name="P4"/>
            <text:p text:style-name="P4">O</text:p>
            <text:p text:style-name="P4">F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44" smil:attributeName="visibility" smil:to="visible"/>
                  <anim:transitionFilter smil:dur="1s" smil:targetElement="id44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Example" draw:style-name="dp1" draw:master-page-name="Normal1" presentation:presentation-page-layout-name="AL2T1"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Java Example</text:p>
          </draw:text-box>
        </draw:frame>
        <draw:frame presentation:style-name="pr18" draw:text-style-name="P5" draw:layer="layout" svg:width="23.91cm" svg:height="13.23cm" svg:x="3.257cm" svg:y="5.838cm" presentation:class="outline" presentation:user-transformed="true">
          <draw:text-box>
            <text:list text:style-name="L3">
              <text:list-item>
                <text:p text:id="id45" text:style-name="P4">Build a new window</text:p>
              </text:list-item>
            </text:list>
            <text:p text:style-name="P5"/>
            <text:list text:continue-numbering="true" text:style-name="L3">
              <text:list-item>
                <text:p text:id="id46" text:style-name="P4"><text:span text:style-name="T11">import javax.swing.*;</text:span></text:p>
              </text:list-item>
              <text:list-item>
                <text:p text:id="id47" text:style-name="P4"><text:span text:style-name="T11">...</text:span></text:p>
              </text:list-item>
              <text:list-item>
                <text:p text:id="id48" text:style-name="P4"><text:span text:style-name="T11">JFrame frame = new JFrame(“A Window”);</text:span></text:p>
              </text:list-item>
              <text:list-item>
                <text:p text:id="id49" text:style-name="P4"><text:span text:style-name="T11">frame.pack();</text:span></text:p>
              </text:list-item>
              <text:list-item>
                <text:p text:id="id50" text:style-name="P4"><text:span text:style-name="T11">frame.setVisible(true);</text:span></text:p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A</text:p>
            <text:p text:style-name="P4"/>
            <text:p text:style-name="P4">B</text:p>
            <text:p text:style-name="P4">I</text:p>
            <text:p text:style-name="P4">T</text:p>
            <text:p text:style-name="P4"/>
            <text:p text:style-name="P4">O</text:p>
            <text:p text:style-name="P4">F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Assembler Example: again" draw:style-name="dp1" draw:master-page-name="Normal1" presentation:presentation-page-layout-name="AL2T1">
        <draw:frame presentation:style-name="pr8" draw:text-style-name="P4" draw:layer="layout" svg:width="25.681cm" svg:height="3.507cm" svg:x="1.686cm" svg:y="0.643cm" presentation:class="title" presentation:user-transformed="true">
          <draw:text-box>
            <text:p text:style-name="P4">Assembler Example</text:p>
          </draw:text-box>
        </draw:frame>
        <draw:frame presentation:style-name="pr23" draw:text-style-name="P5" draw:layer="layout" svg:width="16.02cm" svg:height="10.735cm" svg:x="6.557cm" svg:y="7.038cm" presentation:class="outline" presentation:user-transformed="true">
          <draw:text-box>
            <text:list text:style-name="L3">
              <text:list-item>
                <text:p text:style-name="P4">x := y + z</text:p>
              </text:list-item>
            </text:list>
            <text:p text:style-name="P5"/>
            <text:list text:continue-numbering="true" text:style-name="L3">
              <text:list-item>
                <text:p text:style-name="P4"><text:span text:style-name="T9">movl y,%eax</text:span></text:p>
              </text:list-item>
              <text:list-item>
                <text:p text:style-name="P4"><text:span text:style-name="T9">movl z,%edx </text:span></text:p>
              </text:list-item>
              <text:list-item>
                <text:p text:style-name="P4"><text:span text:style-name="T9">leal (%edx,%eax),%ecx </text:span></text:p>
              </text:list-item>
              <text:list-item>
                <text:p text:style-name="P4"><text:span text:style-name="T9">movl %ecx,x</text:span></text:p>
              </text:list-item>
            </text:list>
          </draw:text-box>
        </draw:frame>
        <draw:frame draw:style-name="gr5" draw:text-style-name="P4" draw:layer="layout" svg:width="1.196cm" svg:height="6.938cm" svg:x="0cm" svg:y="14.068cm">
          <draw:text-box>
            <text:p text:style-name="P4">A</text:p>
            <text:p text:style-name="P4"/>
            <text:p text:style-name="P4">B</text:p>
            <text:p text:style-name="P4">I</text:p>
            <text:p text:style-name="P4">T</text:p>
            <text:p text:style-name="P4"/>
            <text:p text:style-name="P4">O</text:p>
            <text:p text:style-name="P4">F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Y</text:p>
          </draw:text-box>
        </draw:frame>
        <presentation:notes draw:style-name="dp2">
          <draw:page-thumbnail draw:style-name="gr6" draw:layer="layout" svg:width="13.705cm" svg:height="10.279cm" svg:x="3.641cm" svg:y="2.853cm" draw:page-number="17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Java Pros and Cons" draw:style-name="dp1" draw:master-page-name="Normal1" presentation:presentation-page-layout-name="AL2T1"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Java Pros and Cons</text:p>
          </draw:text-box>
        </draw:frame>
        <draw:frame presentation:style-name="pr24" draw:text-style-name="P5" draw:id="id51" draw:layer="layout" svg:width="23.91cm" svg:height="3.165cm" svg:x="3.257cm" svg:y="5.838cm" presentation:class="outline" presentation:user-transformed="true">
          <draw:text-box>
            <text:list text:style-name="L3">
              <text:list-item>
                <text:p text:style-name="P4">Low level control</text:p>
              </text:list-item>
              <text:list-item>
                <text:p text:style-name="P4">Speed</text:p>
              </text:list-item>
            </text:list>
          </draw:text-box>
        </draw:frame>
        <draw:polyline draw:style-name="gr12" draw:text-style-name="P14" draw:id="id52" draw:layer="layout" svg:width="24.181cm" svg:height="0cm" svg:x="2.373cm" svg:y="9.001cm" svg:viewBox="0 0 24182 0" draw:points="0,0 24182,0">
          <text:p text:style-name="P4"/>
        </draw:polyline>
        <draw:rect draw:style-name="gr13" draw:text-style-name="P16" draw:id="id54" draw:layer="layout" svg:width="16.206cm" svg:height="2.822cm" svg:x="5.795cm" svg:y="15.655cm" draw:corner-radius="0.5cm">
          <text:p text:style-name="P4"><text:span text:style-name="T10">Let's use high-level </text:span><text:span text:style-name="T10"><text:line-break/></text:span><text:span text:style-name="T10">programming languages</text:span></text:p>
        </draw:rect>
        <draw:frame draw:style-name="gr5" draw:text-style-name="P4" draw:layer="layout" svg:width="1.196cm" svg:height="6.938cm" svg:x="0cm" svg:y="14.068cm">
          <draw:text-box>
            <text:p text:style-name="P4">A</text:p>
            <text:p text:style-name="P4"/>
            <text:p text:style-name="P4">B</text:p>
            <text:p text:style-name="P4">I</text:p>
            <text:p text:style-name="P4">T</text:p>
            <text:p text:style-name="P4"/>
            <text:p text:style-name="P4">O</text:p>
            <text:p text:style-name="P4">F</text:p>
            <text:p text:style-name="P4"/>
            <text:p text:style-name="P4">H</text:p>
            <text:p text:style-name="P4">I</text:p>
            <text:p text:style-name="P4">S</text:p>
            <text:p text:style-name="P4">T</text:p>
            <text:p text:style-name="P4">O</text:p>
            <text:p text:style-name="P4">R</text:p>
            <text:p text:style-name="P4">Y</text:p>
          </draw:text-box>
        </draw:frame>
        <draw:frame presentation:style-name="pr25" draw:text-style-name="P5" draw:id="id53" draw:layer="layout" svg:width="23.91cm" svg:height="4.919cm" svg:x="3.257cm" svg:y="9.243cm" presentation:class="outline" presentation:user-transformed="true">
          <draw:text-box>
            <text:list text:style-name="L3">
              <text:list-item>
                <text:p text:style-name="P4">Code portable</text:p>
              </text:list-item>
              <text:list-item>
                <text:p text:style-name="P4">Many hidden details</text:p>
              </text:list-item>
              <text:list-item>
                <text:p text:style-name="P4">Relatively easy to maintai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1" smil:attributeName="visibility" smil:to="visible"/>
                  <anim:transitionFilter smil:dur="1s" smil:targetElement="id51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2s" smil:fill="hold" smil:targetElement="id52" smil:attributeName="visibility" smil:to="visible"/>
                  <anim:transitionFilter smil:dur="1s" smil:targetElement="id52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3" smil:attributeName="visibility" smil:to="visible"/>
                  <anim:transitionFilter smil:dur="1s" smil:targetElement="id53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4" smil:attributeName="visibility" smil:to="visible"/>
                  <anim:transitionFilter smil:dur="1s" smil:targetElement="id54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18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SEC:Programming Styles" draw:style-name="dp1" draw:master-page-name="Section" presentation:presentation-page-layout-name="AL3T19">
        <draw:frame presentation:style-name="pr26" draw:text-style-name="P4" draw:layer="layout" svg:width="14.7cm" svg:height="3.503cm" svg:x="3.8cm" svg:y="8.416cm" presentation:class="title">
          <draw:text-box>
            <text:p text:style-name="P4">Programming “Styles”</text:p>
          </draw:text-box>
        </draw:frame>
        <presentation:notes draw:style-name="dp2">
          <draw:page-thumbnail draw:style-name="gr6" draw:layer="layout" svg:width="12.7cm" svg:height="9.525cm" svg:x="4.175cm" svg:y="3.005cm" draw:page-number="19" presentation:class="page"/>
          <draw:frame presentation:style-name="pr27" draw:text-style-name="P4" draw:layer="layout" svg:width="16.078cm" svg:height="11.431cm" svg:x="2.773cm" svg:y="13.065cm" presentation:class="notes" presentation:placeholder="true">
            <draw:text-box/>
          </draw:frame>
        </presentation:notes>
      </draw:page>
      <draw:page draw:name="Language Classification" draw:style-name="dp1" draw:master-page-name="Normal1" presentation:presentation-page-layout-name="AL2T1"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Language Classification</text:p>
          </draw:text-box>
        </draw:frame>
        <draw:frame presentation:style-name="pr28" draw:text-style-name="P18" draw:id="id55" draw:layer="layout" svg:width="23.91cm" svg:height="9.194cm" svg:x="3.257cm" svg:y="7.638cm" presentation:class="outline" presentation:user-transformed="true">
          <draw:text-box>
            <text:list text:style-name="L3">
              <text:list-item>
                <text:p text:style-name="P4"><text:span text:style-name="T12">Declarative Languages</text:span></text:p>
                <text:list>
                  <text:list-item>
                    <text:p text:style-name="P17"><text:span text:style-name="T12">Functional</text:span><text:span text:style-name="T12"><text:tab/></text:span><text:span text:style-name="T13">Lisp, XSLT</text:span></text:p>
                  </text:list-item>
                  <text:list-item>
                    <text:p text:style-name="P17"><text:span text:style-name="T12">Logic programming</text:span><text:span text:style-name="T12"><text:tab/></text:span><text:span text:style-name="T13">Prolog</text:span></text:p>
                  </text:list-item>
                </text:list>
              </text:list-item>
              <text:list-item>
                <text:p text:style-name="P17"><text:span text:style-name="T12">Procedural Languages</text:span></text:p>
                <text:list>
                  <text:list-item>
                    <text:p text:style-name="P17"><text:span text:style-name="T12">Imperative</text:span><text:span text:style-name="T12"><text:tab/></text:span><text:span text:style-name="T13">Fortan, Pascal, Basic, C</text:span></text:p>
                  </text:list-item>
                  <text:list-item>
                    <text:p text:style-name="P17"><text:span text:style-name="T12">Object-Oriented</text:span><text:span text:style-name="T12"><text:tab/></text:span><text:span text:style-name="T13">C++, ADA, Java</text:span>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55" smil:attributeName="visibility" smil:to="visible"/>
                  <anim:transitionFilter smil:dur="1s" smil:targetElement="id55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0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Declarative Languages" draw:style-name="dp1" draw:master-page-name="Normal1" presentation:presentation-page-layout-name="AL2T1"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Declarative Languages</text:p>
          </draw:text-box>
        </draw:frame>
        <draw:frame presentation:style-name="pr29" draw:text-style-name="P5" draw:layer="layout" svg:width="23.91cm" svg:height="7.415cm" svg:x="2.807cm" svg:y="5.711cm" presentation:class="outline" presentation:user-transformed="true">
          <draw:text-box>
            <text:list text:style-name="L3">
              <text:list-item>
                <text:p text:id="id56" text:style-name="P4">Relationships between variables in terms of</text:p>
                <text:list>
                  <text:list-item>
                    <text:p text:id="id57" text:style-name="P4">Functions</text:p>
                    <text:list>
                      <text:list-item>
                        <text:p text:id="id58" text:style-name="P4">If student is attending “Computer Programming”, her/his satisfaction equals 1, otherwise 0.</text:p>
                      </text:list-item>
                      <text:list-item>
                        <text:p text:id="id59" text:style-name="P19"><text:s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id="id60" draw:layer="layout" svg:width="18.512cm" svg:height="2.215cm" svg:x="6.29cm" svg:y="10.8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draw:frame presentation:style-name="pr30" draw:text-style-name="P5" draw:id="id61" draw:layer="layout" svg:width="23.91cm" svg:height="7.122cm" svg:x="2.807cm" svg:y="12.989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4">Inference rules</text:p>
                    <text:list>
                      <text:list-item>
                        <text:p text:style-name="P4">1. Either student is attending “Computer Programming” or student is sad</text:p>
                      </text:list-item>
                      <text:list-item>
                        <text:p text:style-name="P4">2. The student is not sad,</text:p>
                      </text:list-item>
                      <text:list-item>
                        <text:p text:style-name="P4">Then student is attending “Computer Programming”</text:p>
                      </text:list-item>
                      <text:list-item>
                        <text:p text:style-name="P4">Formally: ((A OR B) &amp; not B) =&gt; 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6" anim:sub-item="text" smil:attributeName="visibility" smil:to="visible"/>
                  <anim:transitionFilter smil:dur="1s" smil:targetElement="id5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2s" smil:fill="hold" smil:targetElement="id57" anim:sub-item="text" smil:attributeName="visibility" smil:to="visible"/>
                  <anim:transitionFilter smil:dur="1s" smil:targetElement="id5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>
                  <anim:set smil:begin="0s" smil:dur="0.002s" smil:fill="hold" smil:targetElement="id60" smil:attributeName="visibility" smil:to="visible"/>
                  <anim:transitionFilter smil:dur="1s" smil:targetElement="id60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2s" smil:fill="hold" smil:targetElement="id61" smil:attributeName="visibility" smil:to="visible"/>
                  <anim:transitionFilter smil:dur="1s" smil:targetElement="id61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1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Procedural Languages" draw:style-name="dp1" draw:master-page-name="Normal1" presentation:presentation-page-layout-name="AL2T1"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Procedural Languages</text:p>
          </draw:text-box>
        </draw:frame>
        <draw:frame presentation:style-name="pr18" draw:text-style-name="P5" draw:layer="layout" svg:width="19.77cm" svg:height="13.23cm" svg:x="4.957cm" svg:y="5.838cm" presentation:class="outline" presentation:user-transformed="true">
          <draw:text-box>
            <text:list text:style-name="L3">
              <text:list-item>
                <text:p text:id="id62" text:style-name="P4">Specify explicit sequences of steps to follow to produce a result</text:p>
                <text:list>
                  <text:list-item>
                    <text:p text:id="id63" text:style-name="P4">Manipulation of the state of the computer system</text:p>
                  </text:list-item>
                  <text:list-item>
                    <text:p text:id="id64" text:style-name="P4">Potential side effects</text:p>
                  </text:list-item>
                </text:list>
              </text:list-item>
            </text:list>
            <text:p text:style-name="P20"/>
            <text:p text:id="id65" text:style-name="P21"><text:span text:style-name="T14">private static int counter=0;</text:span></text:p>
            <text:p text:id="id66" text:style-name="P21"><text:span text:style-name="T14">public int getCounterValue(){</text:span></text:p>
            <text:p text:id="id67" text:style-name="P22"><text:span text:style-name="T14">return counter++;</text:span></text:p>
            <text:p text:id="id68" text:style-name="P21"><text:span text:style-name="T14">}</text:span></text:p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2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teration" draw:style-name="dp1" draw:master-page-name="Normal1" presentation:presentation-page-layout-name="AL2T1"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Iteration</text:p>
          </draw:text-box>
        </draw:frame>
        <draw:frame presentation:style-name="pr31" draw:text-style-name="P5" draw:layer="layout" svg:width="21.137cm" svg:height="8.147cm" svg:x="3.757cm" svg:y="7.538cm" presentation:class="outline" presentation:user-transformed="true">
          <draw:text-box>
            <text:list text:style-name="L3">
              <text:list-item>
                <text:p text:id="id69" text:style-name="P4">Repetition of a sequence of instruction</text:p>
                <text:list>
                  <text:list-item>
                    <text:p text:id="id70" text:style-name="P4">a set of initial conditions</text:p>
                  </text:list-item>
                  <text:list-item>
                    <text:p text:id="id71" text:style-name="P4">an iterative step</text:p>
                  </text:list-item>
                  <text:list-item>
                    <text:p text:id="id72" text:style-name="P4">a termination condition</text:p>
                  </text:list-item>
                </text:list>
              </text:list-item>
              <text:list-item>
                <text:p text:id="id73" text:style-name="P4">Loops in procedural languages</text:p>
              </text:list-item>
            </text:list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3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Iteration Example" draw:style-name="dp1" draw:master-page-name="Normal1" presentation:presentation-page-layout-name="AL2T1"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Iteration Example</text:p>
          </draw:text-box>
        </draw:frame>
        <draw:frame presentation:style-name="pr18" draw:text-style-name="P5" draw:layer="layout" svg:width="23.91cm" svg:height="13.23cm" svg:x="3.257cm" svg:y="5.838cm" presentation:class="outline" presentation:user-transformed="true">
          <draw:text-box>
            <text:list text:style-name="L3">
              <text:list-item>
                <text:p text:id="id74" text:style-name="P4">Factorial</text:p>
              </text:list-item>
              <text:list-item>
                <text:p text:id="id75" text:style-name="P4">n! = 1 x 2 x 3 x 4 x ... x n, if n <text:span text:style-name="T15">≠</text:span><text:span text:style-name="T16"> 0, 1 otherwise</text:span></text:p>
              </text:list-item>
            </text:list>
            <text:p text:id="id76" text:style-name="P21"><text:span text:style-name="T14">public int factorial(int n) {</text:span></text:p>
            <text:p text:id="id77" text:style-name="P22"><text:span text:style-name="T14">if (n == 0)</text:span></text:p>
            <text:p text:id="id78" text:style-name="P23"><text:span text:style-name="T14">return 1;</text:span></text:p>
            <text:p text:id="id79" text:style-name="P22"><text:span text:style-name="T14">int factorial = 1;</text:span></text:p>
            <text:p text:id="id80" text:style-name="P22"><text:span text:style-name="T14">for (int i = 1; i&lt;n+1; i++){</text:span><text:span text:style-name="T14"><text:tab/></text:span></text:p>
            <text:p text:id="id81" text:style-name="P23"><text:span text:style-name="T14">factorial = factorial*i;</text:span></text:p>
            <text:p text:id="id82" text:style-name="P22"><text:span text:style-name="T14">}</text:span></text:p>
            <text:p text:id="id83" text:style-name="P22"><text:span text:style-name="T14">return factorial;</text:span></text:p>
            <text:p text:id="id84" text:style-name="P21"><text:span text:style-name="T14">}</text:span></text:p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4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cursion" draw:style-name="dp1" draw:master-page-name="Normal1" presentation:presentation-page-layout-name="AL2T1"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Recursion</text:p>
          </draw:text-box>
        </draw:frame>
        <draw:frame presentation:style-name="pr32" draw:text-style-name="P5" draw:layer="layout" svg:width="19.276cm" svg:height="6.868cm" svg:x="5.657cm" svg:y="8.238cm" presentation:class="outline" presentation:user-transformed="true">
          <draw:text-box>
            <text:list text:style-name="L3">
              <text:list-item>
                <text:p text:id="id85" text:style-name="P4">A function or procedure calls itself</text:p>
                <text:list>
                  <text:list-item>
                    <text:p text:id="id86" text:style-name="P4">a callback to itself</text:p>
                  </text:list-item>
                  <text:list-item>
                    <text:p text:id="id87" text:style-name="P4">a termination condition</text:p>
                  </text:list-item>
                </text:list>
              </text:list-item>
              <text:list-item>
                <text:p text:id="id88" text:style-name="P4">Functional programming</text:p>
              </text:list-item>
            </text:list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cursion Example" draw:style-name="dp1" draw:master-page-name="Normal1" presentation:presentation-page-layout-name="AL2T1">
        <draw:frame presentation:style-name="pr8" draw:text-style-name="P4" draw:layer="layout" svg:width="25.593cm" svg:height="3.507cm" svg:x="1.774cm" svg:y="0.643cm" presentation:class="title" presentation:user-transformed="true">
          <draw:text-box>
            <text:p text:style-name="P4">Recursion Example</text:p>
          </draw:text-box>
        </draw:frame>
        <draw:frame presentation:style-name="pr33" draw:text-style-name="P5" draw:layer="layout" svg:width="23.91cm" svg:height="8.99cm" svg:x="3.257cm" svg:y="7.638cm" presentation:class="outline" presentation:user-transformed="true">
          <draw:text-box>
            <text:list text:style-name="L3">
              <text:list-item>
                <text:p text:id="id89" text:style-name="P4">Factorial</text:p>
              </text:list-item>
              <text:list-item>
                <text:p text:id="id90" text:style-name="P4">n! = 1 x 2 x 3 x 4 x ... x n, if n <text:span text:style-name="T15">≠</text:span><text:span text:style-name="T16"> 0, 1 otherwise</text:span></text:p>
              </text:list-item>
            </text:list>
            <text:p text:id="id91" text:style-name="P21"><text:span text:style-name="T14">public int factorial(int n) {</text:span></text:p>
            <text:p text:id="id92" text:style-name="P22"><text:span text:style-name="T14">if (n == 0)</text:span></text:p>
            <text:p text:id="id93" text:style-name="P23"><text:span text:style-name="T14">return 1;</text:span></text:p>
            <text:p text:id="id94" text:style-name="P22"><text:span text:style-name="T14">return n*factorial(n-1);</text:span></text:p>
            <text:p text:id="id95" text:style-name="P21"><text:span text:style-name="T14">}</text:span></text:p>
          </draw:text-box>
        </draw:frame>
        <draw:frame draw:style-name="gr14" draw:text-style-name="P4" draw:layer="layout" svg:width="1.196cm" svg:height="6.943cm" svg:x="0cm" svg:y="14.069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Recursion vs Iteration" draw:style-name="dp1" draw:master-page-name="Normal1" presentation:presentation-page-layout-name="AL2T1">
        <draw:frame presentation:style-name="pr8" draw:text-style-name="P4" draw:layer="layout" svg:width="25.652cm" svg:height="3.507cm" svg:x="1.715cm" svg:y="0.643cm" presentation:class="title" presentation:user-transformed="true">
          <draw:text-box>
            <text:p text:style-name="P4">Recursion vs Iteration</text:p>
          </draw:text-box>
        </draw:frame>
        <draw:frame presentation:style-name="pr34" draw:text-style-name="P5" draw:layer="layout" svg:width="23.746cm" svg:height="15cm" svg:x="2.721cm" svg:y="5.338cm" presentation:class="outline" presentation:user-transformed="true">
          <draw:text-box>
            <text:list text:style-name="L3">
              <text:list-item>
                <text:p text:id="id96" text:style-name="P4">Recursion and iteration are equivalent</text:p>
                <text:list>
                  <text:list-item>
                    <text:p text:id="id97" text:style-name="P4">Each recursion can be expressed as an iteration and vice-versa</text:p>
                  </text:list-item>
                </text:list>
              </text:list-item>
              <text:list-item>
                <text:p text:id="id98" text:style-name="P4">Recursion cons</text:p>
                <text:list>
                  <text:list-item>
                    <text:p text:id="id99" text:style-name="P4">Uses more resources</text:p>
                  </text:list-item>
                  <text:list-item>
                    <text:p text:id="id100" text:style-name="P4">Often slower because of many procedure calls</text:p>
                  </text:list-item>
                </text:list>
              </text:list-item>
              <text:list-item>
                <text:p text:id="id101" text:style-name="P4">Recursion pros</text:p>
                <text:list>
                  <text:list-item>
                    <text:p text:id="id102" text:style-name="P4">Usually smaller</text:p>
                  </text:list-item>
                  <text:list-item>
                    <text:p text:id="id103" text:style-name="P4">Often better adapted to algorithms</text:p>
                  </text:list-item>
                  <text:list-item>
                    <text:p text:id="id104" text:style-name="P4">Better adapted to some data structures (trees)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1.196cm" svg:height="6.943cm" svg:x="0cm" svg:y="14.068cm">
          <draw:text-box>
            <text:p text:style-name="P4">C</text:p>
            <text:p text:style-name="P4">L</text:p>
            <text:p text:style-name="P4">A</text:p>
            <text:p text:style-name="P4">S</text:p>
            <text:p text:style-name="P4">S</text:p>
            <text:p text:style-name="P4">I</text:p>
            <text:p text:style-name="P4">F</text:p>
            <text:p text:style-name="P4">I</text:p>
            <text:p text:style-name="P4">C</text:p>
            <text:p text:style-name="P4">A</text:p>
            <text:p text:style-name="P4">T</text:p>
            <text:p text:style-name="P4">I</text:p>
            <text:p text:style-name="P4">O</text:p>
            <text:p text:style-name="P4">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7" presentation:class="page"/>
          <draw:frame presentation:style-name="pr16" draw:text-style-name="P4" draw:layer="layout" svg:width="14.507cm" svg:height="11.411cm" svg:x="3.248cm" svg:y="14.13cm" presentation:class="notes" presentation:placeholder="true">
            <draw:text-box/>
          </draw:frame>
        </presentation:notes>
      </draw:page>
      <draw:page draw:name="SEC:compileVsInterpret" draw:style-name="dp1" draw:master-page-name="Section" presentation:presentation-page-layout-name="AL3T19">
        <draw:frame presentation:style-name="pr35" draw:text-style-name="P4" draw:layer="layout" svg:width="14.7cm" svg:height="3.503cm" svg:x="3.8cm" svg:y="8.416cm" presentation:class="title" presentation:user-transformed="true">
          <draw:text-box>
            <text:p text:style-name="P4">Compile vs Interpret</text:p>
          </draw:text-box>
        </draw:frame>
        <presentation:notes draw:style-name="dp2">
          <draw:page-thumbnail draw:style-name="gr6" draw:layer="layout" svg:width="12.7cm" svg:height="9.525cm" svg:x="4.175cm" svg:y="3.005cm" draw:page-number="28" presentation:class="page"/>
          <draw:frame presentation:style-name="pr36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Syntax and Semantics" draw:style-name="dp1" draw:master-page-name="Normal1" presentation:presentation-page-layout-name="AL2T1"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Syntax and Semantics</text:p>
          </draw:text-box>
        </draw:frame>
        <draw:frame presentation:style-name="pr37" draw:text-style-name="P5" draw:layer="layout" svg:width="23.746cm" svg:height="13.905cm" svg:x="2.721cm" svg:y="5.338cm" presentation:class="outline" presentation:user-transformed="true">
          <draw:text-box>
            <text:list text:style-name="L3">
              <text:list-item>
                <text:p text:id="id105" text:style-name="P4">Syntax</text:p>
                <text:list>
                  <text:list-item>
                    <text:p text:id="id106" text:style-name="P4">The structural rules of a language that determine the form of a program written in the language</text:p>
                  </text:list-item>
                  <text:list-item>
                    <text:p text:id="id107" text:style-name="P4">e.g. in Java, integer variable names can be followed by two adjacent + symbols</text:p>
                  </text:list-item>
                </text:list>
              </text:list-item>
              <text:list-item>
                <text:p text:id="id108" text:style-name="P4">Semantics</text:p>
                <text:list>
                  <text:list-item>
                    <text:p text:id="id109" text:style-name="P4">The meaning of the various language constructs in the context of a given program</text:p>
                  </text:list-item>
                  <text:list-item>
                    <text:p text:id="id110" text:style-name="P4"><text:s/>e.g. in Java, ‘j = i++;’ means “increment i after assigning its value to j”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M</text:p>
            <text:p text:style-name="P4">P</text:p>
            <text:p text:style-name="P4">I</text:p>
            <text:p text:style-name="P4">L</text:p>
            <text:p text:style-name="P4">E</text:p>
            <text:p text:style-name="P4"/>
            <text:p text:style-name="P4">I</text:p>
            <text:p text:style-name="P4">N</text:p>
            <text:p text:style-name="P4">T</text:p>
            <text:p text:style-name="P4">E</text:p>
            <text:p text:style-name="P4">R</text:p>
            <text:p text:style-name="P4">P</text:p>
            <text:p text:style-name="P4">R</text:p>
            <text:p text:style-name="P4">E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7" anim:sub-item="text" smil:attributeName="visibility" smil:to="visible"/>
                  <anim:transitionFilter smil:dur="0.5s" smil:targetElement="id10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8" anim:sub-item="text" smil:attributeName="visibility" smil:to="visible"/>
                  <anim:transitionFilter smil:dur="0.5s" smil:targetElement="id10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09" anim:sub-item="text" smil:attributeName="visibility" smil:to="visible"/>
                  <anim:transitionFilter smil:dur="0.5s" smil:targetElement="id10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0" anim:sub-item="text" smil:attributeName="visibility" smil:to="visible"/>
                  <anim:transitionFilter smil:dur="0.5s" smil:targetElement="id11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29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mpilation" draw:style-name="dp1" draw:master-page-name="Normal1" presentation:presentation-page-layout-name="AL2T1">
        <draw:frame presentation:style-name="pr8" draw:text-style-name="P4" draw:layer="layout" svg:width="25.739cm" svg:height="3.507cm" svg:x="1.628cm" svg:y="0.643cm" presentation:class="title" presentation:user-transformed="true">
          <draw:text-box>
            <text:p text:style-name="P4">Compilation</text:p>
          </draw:text-box>
        </draw:frame>
        <draw:frame presentation:style-name="pr37" draw:text-style-name="P5" draw:layer="layout" svg:width="23.746cm" svg:height="13.905cm" svg:x="2.721cm" svg:y="5.338cm" presentation:class="outline" presentation:user-transformed="true">
          <draw:text-box>
            <text:list text:style-name="L3">
              <text:list-item>
                <text:p text:id="id111" text:style-name="P4">Transformation</text:p>
                <text:list>
                  <text:list-item>
                    <text:p text:id="id112" text:style-name="P4">from source code</text:p>
                    <text:list>
                      <text:list-item>
                        <text:p text:id="id113" text:style-name="P4">Written by programmer in a programming language</text:p>
                      </text:list-item>
                    </text:list>
                  </text:list-item>
                  <text:list-item>
                    <text:p text:id="id114" text:style-name="P4">to object code</text:p>
                    <text:list>
                      <text:list-item>
                        <text:p text:id="id115" text:style-name="P4">Directly executable by a computer</text:p>
                      </text:list-item>
                    </text:list>
                  </text:list-item>
                </text:list>
              </text:list-item>
              <text:list-item>
                <text:p text:id="id116" text:style-name="P4">Syntax and semantics verification</text:p>
              </text:list-item>
              <text:list-item>
                <text:p text:id="id117" text:style-name="P4">Generated program</text:p>
                <text:list>
                  <text:list-item>
                    <text:p text:id="id118" text:style-name="P4">executable</text:p>
                  </text:list-item>
                  <text:list-item>
                    <text:p text:id="id119" text:style-name="P4">for a given architecture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M</text:p>
            <text:p text:style-name="P4">P</text:p>
            <text:p text:style-name="P4">I</text:p>
            <text:p text:style-name="P4">L</text:p>
            <text:p text:style-name="P4">E</text:p>
            <text:p text:style-name="P4"/>
            <text:p text:style-name="P4">I</text:p>
            <text:p text:style-name="P4">N</text:p>
            <text:p text:style-name="P4">T</text:p>
            <text:p text:style-name="P4">E</text:p>
            <text:p text:style-name="P4">R</text:p>
            <text:p text:style-name="P4">P</text:p>
            <text:p text:style-name="P4">R</text:p>
            <text:p text:style-name="P4">E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1" anim:sub-item="text" smil:attributeName="visibility" smil:to="visible"/>
                  <anim:transitionFilter smil:dur="0.5s" smil:targetElement="id11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2" anim:sub-item="text" smil:attributeName="visibility" smil:to="visible"/>
                  <anim:transitionFilter smil:dur="0.5s" smil:targetElement="id112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3" anim:sub-item="text" smil:attributeName="visibility" smil:to="visible"/>
                  <anim:transitionFilter smil:dur="0.5s" smil:targetElement="id11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4" anim:sub-item="text" smil:attributeName="visibility" smil:to="visible"/>
                  <anim:transitionFilter smil:dur="0.5s" smil:targetElement="id114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15" anim:sub-item="text" smil:attributeName="visibility" smil:to="visible"/>
                  <anim:transitionFilter smil:dur="0.5s" smil:targetElement="id11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6" anim:sub-item="text" smil:attributeName="visibility" smil:to="visible"/>
                  <anim:transitionFilter smil:dur="0.5s" smil:targetElement="id11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7" anim:sub-item="text" smil:attributeName="visibility" smil:to="visible"/>
                  <anim:transitionFilter smil:dur="0.5s" smil:targetElement="id11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8" anim:sub-item="text" smil:attributeName="visibility" smil:to="visible"/>
                  <anim:transitionFilter smil:dur="0.5s" smil:targetElement="id11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19" anim:sub-item="text" smil:attributeName="visibility" smil:to="visible"/>
                  <anim:transitionFilter smil:dur="0.5s" smil:targetElement="id119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0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Interpretation" draw:style-name="dp1" draw:master-page-name="Normal1" presentation:presentation-page-layout-name="AL2T1"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Interpretation</text:p>
          </draw:text-box>
        </draw:frame>
        <draw:frame presentation:style-name="pr38" draw:text-style-name="P5" draw:layer="layout" svg:width="23.746cm" svg:height="10.799cm" svg:x="2.924cm" svg:y="7.449cm" presentation:class="outline" presentation:user-transformed="true">
          <draw:text-box>
            <text:list text:style-name="L3">
              <text:list-item>
                <text:p text:id="id120" text:style-name="P4">Execution of source code</text:p>
              </text:list-item>
              <text:list-item>
                <text:p text:id="id121" text:style-name="P4">Slower than execution of compiled program</text:p>
              </text:list-item>
              <text:list-item>
                <text:p text:id="id122" text:style-name="P4">Faster than compilation+execution</text:p>
                <text:list>
                  <text:list-item>
                    <text:p text:id="id123" text:style-name="P4">Well-adapted to prototyping and testing</text:p>
                  </text:list-item>
                </text:list>
              </text:list-item>
              <text:list-item>
                <text:p text:id="id124" text:style-name="P4">Does not rely on a specific architecture</text:p>
              </text:list-item>
              <text:list-item>
                <text:p text:id="id125" text:style-name="P4">Controlled environment (the interpreter)</text:p>
              </text:list-item>
            </text:list>
          </draw:text-box>
        </draw:frame>
        <draw:frame draw:style-name="gr16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M</text:p>
            <text:p text:style-name="P4">P</text:p>
            <text:p text:style-name="P4">I</text:p>
            <text:p text:style-name="P4">L</text:p>
            <text:p text:style-name="P4">E</text:p>
            <text:p text:style-name="P4"/>
            <text:p text:style-name="P4">I</text:p>
            <text:p text:style-name="P4">N</text:p>
            <text:p text:style-name="P4">T</text:p>
            <text:p text:style-name="P4">E</text:p>
            <text:p text:style-name="P4">R</text:p>
            <text:p text:style-name="P4">P</text:p>
            <text:p text:style-name="P4">R</text:p>
            <text:p text:style-name="P4">E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0" anim:sub-item="text" smil:attributeName="visibility" smil:to="visible"/>
                  <anim:transitionFilter smil:dur="0.5s" smil:targetElement="id12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1" anim:sub-item="text" smil:attributeName="visibility" smil:to="visible"/>
                  <anim:transitionFilter smil:dur="0.5s" smil:targetElement="id12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2" anim:sub-item="text" smil:attributeName="visibility" smil:to="visible"/>
                  <anim:transitionFilter smil:dur="0.5s" smil:targetElement="id12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3" anim:sub-item="text" smil:attributeName="visibility" smil:to="visible"/>
                  <anim:transitionFilter smil:dur="0.5s" smil:targetElement="id12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4" anim:sub-item="text" smil:attributeName="visibility" smil:to="visible"/>
                  <anim:transitionFilter smil:dur="0.5s" smil:targetElement="id12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5" anim:sub-item="text" smil:attributeName="visibility" smil:to="visible"/>
                  <anim:transitionFilter smil:dur="0.5s" smil:targetElement="id125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1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Hybrid" draw:style-name="dp1" draw:master-page-name="Normal1" presentation:presentation-page-layout-name="AL2T1"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Hybrid</text:p>
          </draw:text-box>
        </draw:frame>
        <draw:frame presentation:style-name="pr37" draw:text-style-name="P5" draw:layer="layout" svg:width="21.298cm" svg:height="13.905cm" svg:x="4.321cm" svg:y="5.938cm" presentation:class="outline" presentation:user-transformed="true">
          <draw:text-box>
            <text:list text:style-name="L3">
              <text:list-item>
                <text:p text:id="id126" text:style-name="P4">Two phases</text:p>
                <text:list>
                  <text:list-item>
                    <text:p text:id="id127" text:style-name="P4">Compilation to byte-code</text:p>
                  </text:list-item>
                  <text:list-item>
                    <text:p text:id="id128" text:style-name="P4">Interpretation of byte-code</text:p>
                  </text:list-item>
                </text:list>
              </text:list-item>
              <text:list-item>
                <text:p text:id="id129" text:style-name="P4">Byte-code</text:p>
                <text:list>
                  <text:list-item>
                    <text:p text:id="id130" text:style-name="P4">Optimized and compressed representation of the source code</text:p>
                  </text:list-item>
                  <text:list-item>
                    <text:p text:id="id131" text:style-name="P4">Not machine executable</text:p>
                  </text:list-item>
                  <text:list-item>
                    <text:p text:id="id132" text:style-name="P4">Does not rely on a particular hardware</text:p>
                  </text:list-item>
                  <text:list-item>
                    <text:p text:id="id133" text:style-name="P4">Interpreted by a Virtual Machine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M</text:p>
            <text:p text:style-name="P4">P</text:p>
            <text:p text:style-name="P4">I</text:p>
            <text:p text:style-name="P4">L</text:p>
            <text:p text:style-name="P4">E</text:p>
            <text:p text:style-name="P4"/>
            <text:p text:style-name="P4">I</text:p>
            <text:p text:style-name="P4">N</text:p>
            <text:p text:style-name="P4">T</text:p>
            <text:p text:style-name="P4">E</text:p>
            <text:p text:style-name="P4">R</text:p>
            <text:p text:style-name="P4">P</text:p>
            <text:p text:style-name="P4">R</text:p>
            <text:p text:style-name="P4">E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6" anim:sub-item="text" smil:attributeName="visibility" smil:to="visible"/>
                  <anim:transitionFilter smil:dur="0.5s" smil:targetElement="id12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7" anim:sub-item="text" smil:attributeName="visibility" smil:to="visible"/>
                  <anim:transitionFilter smil:dur="0.5s" smil:targetElement="id12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8" anim:sub-item="text" smil:attributeName="visibility" smil:to="visible"/>
                  <anim:transitionFilter smil:dur="0.5s" smil:targetElement="id12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29" anim:sub-item="text" smil:attributeName="visibility" smil:to="visible"/>
                  <anim:transitionFilter smil:dur="0.5s" smil:targetElement="id12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0" anim:sub-item="text" smil:attributeName="visibility" smil:to="visible"/>
                  <anim:transitionFilter smil:dur="0.5s" smil:targetElement="id13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1" anim:sub-item="text" smil:attributeName="visibility" smil:to="visible"/>
                  <anim:transitionFilter smil:dur="0.5s" smil:targetElement="id131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2" anim:sub-item="text" smil:attributeName="visibility" smil:to="visible"/>
                  <anim:transitionFilter smil:dur="0.5s" smil:targetElement="id132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3" anim:sub-item="text" smil:attributeName="visibility" smil:to="visible"/>
                  <anim:transitionFilter smil:dur="0.5s" smil:targetElement="id133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2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The Java Case" draw:style-name="dp1" draw:master-page-name="Normal1" presentation:presentation-page-layout-name="AL2T1">
        <draw:frame presentation:style-name="pr8" draw:text-style-name="P4" draw:layer="layout" svg:width="25.71cm" svg:height="3.507cm" svg:x="1.657cm" svg:y="0.643cm" presentation:class="title" presentation:user-transformed="true">
          <draw:text-box>
            <text:p text:style-name="P4">The Java Case</text:p>
          </draw:text-box>
        </draw:frame>
        <draw:frame presentation:style-name="pr39" draw:text-style-name="P5" draw:layer="layout" svg:width="16.556cm" svg:height="14.372cm" svg:x="7.721cm" svg:y="5.338cm" presentation:class="outline" presentation:user-transformed="true">
          <draw:text-box>
            <text:list text:style-name="L3">
              <text:list-item>
                <text:p text:id="id134" text:style-name="P4">An hybrid approach</text:p>
              </text:list-item>
              <text:list-item>
                <text:p text:id="id135" text:style-name="P4">First, compilation</text:p>
                <text:list>
                  <text:list-item>
                    <text:p text:id="id136" text:style-name="P4"><text:span text:style-name="T9">javac MyProg.java</text:span></text:p>
                  </text:list-item>
                  <text:list-item>
                    <text:p text:id="id137" text:style-name="P4">Creation of <text:span text:style-name="T9">MyProg.class</text:span></text:p>
                  </text:list-item>
                </text:list>
              </text:list-item>
              <text:list-item>
                <text:p text:id="id138" text:style-name="P4">Next, interpretation</text:p>
                <text:list>
                  <text:list-item>
                    <text:p text:id="id139" text:style-name="P4"><text:span text:style-name="T9">java MyProg</text:span></text:p>
                  </text:list-item>
                  <text:list-item>
                    <text:p text:id="id140" text:style-name="P4"><text:span text:style-name="T9">MyProg.class</text:span> is interpreted</text:p>
                  </text:list-item>
                </text:list>
              </text:list-item>
              <text:list-item>
                <text:p text:id="id141" text:style-name="P4">Java Virtual Machine</text:p>
                <text:list>
                  <text:list-item>
                    <text:p text:id="id142" text:style-name="P4">Portability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M</text:p>
            <text:p text:style-name="P4">P</text:p>
            <text:p text:style-name="P4">I</text:p>
            <text:p text:style-name="P4">L</text:p>
            <text:p text:style-name="P4">E</text:p>
            <text:p text:style-name="P4"/>
            <text:p text:style-name="P4">I</text:p>
            <text:p text:style-name="P4">N</text:p>
            <text:p text:style-name="P4">T</text:p>
            <text:p text:style-name="P4">E</text:p>
            <text:p text:style-name="P4">R</text:p>
            <text:p text:style-name="P4">P</text:p>
            <text:p text:style-name="P4">R</text:p>
            <text:p text:style-name="P4">E</text:p>
            <text:p text:style-name="P4">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4" anim:sub-item="text" smil:attributeName="visibility" smil:to="visible"/>
                  <anim:transitionFilter smil:dur="0.5s" smil:targetElement="id13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5" anim:sub-item="text" smil:attributeName="visibility" smil:to="visible"/>
                  <anim:transitionFilter smil:dur="0.5s" smil:targetElement="id135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6" anim:sub-item="text" smil:attributeName="visibility" smil:to="visible"/>
                  <anim:transitionFilter smil:dur="0.5s" smil:targetElement="id136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7" anim:sub-item="text" smil:attributeName="visibility" smil:to="visible"/>
                  <anim:transitionFilter smil:dur="0.5s" smil:targetElement="id13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38" anim:sub-item="text" smil:attributeName="visibility" smil:to="visible"/>
                  <anim:transitionFilter smil:dur="0.5s" smil:targetElement="id138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39" anim:sub-item="text" smil:attributeName="visibility" smil:to="visible"/>
                  <anim:transitionFilter smil:dur="0.5s" smil:targetElement="id139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0" anim:sub-item="text" smil:attributeName="visibility" smil:to="visible"/>
                  <anim:transitionFilter smil:dur="0.5s" smil:targetElement="id140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1" anim:sub-item="text" smil:attributeName="visibility" smil:to="visible"/>
                  <anim:transitionFilter smil:dur="0.5s" smil:targetElement="id141" anim:sub-item="text" smil:type="waterfallWipe" smil:subtype="horizontalLeft"/>
                </anim:par>
                <anim:par smil:begin="0s" smil:fill="hold" presentation:preset-property="Direction" presentation:node-type="with-previous" presentation:preset-class="entrance" presentation:preset-id="ooo-entrance-diagonal-squares" presentation:preset-sub-type="right-to-bottom" presentation:group-id="0">
                  <anim:set smil:begin="0s" smil:dur="0.001s" smil:fill="hold" smil:targetElement="id142" anim:sub-item="text" smil:attributeName="visibility" smil:to="visible"/>
                  <anim:transitionFilter smil:dur="0.5s" smil:targetElement="id142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3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s" draw:style-name="dp1" draw:master-page-name="Section" presentation:presentation-page-layout-name="AL3T19">
        <draw:frame presentation:style-name="pr35" draw:text-style-name="P4" draw:layer="layout" svg:width="14.7cm" svg:height="3.503cm" svg:x="3.8cm" svg:y="8.416cm" presentation:class="title" presentation:user-transformed="true">
          <draw:text-box>
            <text:p text:style-name="P4">Conclusions</text:p>
          </draw:text-box>
        </draw:frame>
        <presentation:notes draw:style-name="dp2">
          <draw:page-thumbnail draw:style-name="gr6" draw:layer="layout" svg:width="12.7cm" svg:height="9.525cm" svg:x="4.175cm" svg:y="3.005cm" draw:page-number="34" presentation:class="page"/>
          <draw:frame presentation:style-name="pr40" draw:text-style-name="P4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draw:page draw:name="Conclusions1" draw:style-name="dp1" draw:master-page-name="Normal1" presentation:presentation-page-layout-name="AL2T1">
        <draw:frame presentation:style-name="pr8" draw:text-style-name="P4" draw:layer="layout" svg:width="25.622cm" svg:height="3.507cm" svg:x="1.745cm" svg:y="0.643cm" presentation:class="title" presentation:user-transformed="true">
          <draw:text-box>
            <text:p text:style-name="P4">Conclusions</text:p>
          </draw:text-box>
        </draw:frame>
        <draw:frame presentation:style-name="pr41" draw:text-style-name="P5" draw:layer="layout" svg:width="20.917cm" svg:height="12.398cm" svg:x="4.821cm" svg:y="6.438cm" presentation:class="outline" presentation:user-transformed="true">
          <draw:text-box>
            <text:list text:style-name="L3">
              <text:list-item>
                <text:p text:id="id143" text:style-name="P4">Many existing programming languages</text:p>
                <text:list>
                  <text:list-item>
                    <text:p text:id="id144" text:style-name="P4">From Assembler</text:p>
                  </text:list-item>
                  <text:list-item>
                    <text:p text:id="id145" text:style-name="P4">To Java</text:p>
                  </text:list-item>
                </text:list>
              </text:list-item>
              <text:list-item>
                <text:p text:id="id146" text:style-name="P4">We chose Java because</text:p>
                <text:list>
                  <text:list-item>
                    <text:p text:id="id147" text:style-name="P4">High-level</text:p>
                  </text:list-item>
                  <text:list-item>
                    <text:p text:id="id148" text:style-name="P4">Portable</text:p>
                  </text:list-item>
                  <text:list-item>
                    <text:p text:id="id149" text:style-name="P4">Widely-used</text:p>
                  </text:list-item>
                  <text:list-item>
                    <text:p text:id="id150" text:style-name="P4">Relatively easy to learn <text:span text:style-name="T15">☺</text:span>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1.196cm" svg:height="7.043cm" svg:x="0cm" svg:y="14.068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3" anim:sub-item="text" smil:attributeName="visibility" smil:to="visible"/>
                  <anim:transitionFilter smil:dur="0.5s" smil:targetElement="id143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4" anim:sub-item="text" smil:attributeName="visibility" smil:to="visible"/>
                  <anim:transitionFilter smil:dur="0.5s" smil:targetElement="id144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5" anim:sub-item="text" smil:attributeName="visibility" smil:to="visible"/>
                  <anim:transitionFilter smil:dur="0.5s" smil:targetElement="id145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6" anim:sub-item="text" smil:attributeName="visibility" smil:to="visible"/>
                  <anim:transitionFilter smil:dur="0.5s" smil:targetElement="id146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7" anim:sub-item="text" smil:attributeName="visibility" smil:to="visible"/>
                  <anim:transitionFilter smil:dur="0.5s" smil:targetElement="id147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8" anim:sub-item="text" smil:attributeName="visibility" smil:to="visible"/>
                  <anim:transitionFilter smil:dur="0.5s" smil:targetElement="id148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49" anim:sub-item="text" smil:attributeName="visibility" smil:to="visible"/>
                  <anim:transitionFilter smil:dur="0.5s" smil:targetElement="id149" anim:sub-item="text" smil:type="waterfallWipe" smil:subtype="horizontalLef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 presentation:group-id="0">
                  <anim:set smil:begin="0s" smil:dur="0.001s" smil:fill="hold" smil:targetElement="id150" anim:sub-item="text" smil:attributeName="visibility" smil:to="visible"/>
                  <anim:transitionFilter smil:dur="0.5s" smil:targetElement="id150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6" draw:layer="layout" svg:width="13.705cm" svg:height="10.279cm" svg:x="3.641cm" svg:y="2.853cm" draw:page-number="35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ConclusionExample" draw:style-name="dp1" draw:master-page-name="Normal1" presentation:presentation-page-layout-name="AL2T1">
        <draw:frame presentation:style-name="pr8" draw:text-style-name="P4" draw:layer="layout" svg:width="25.564cm" svg:height="3.507cm" svg:x="1.803cm" svg:y="0.643cm" presentation:class="title" presentation:user-transformed="true">
          <draw:text-box>
            <text:p text:style-name="P4">Example</text:p>
          </draw:text-box>
        </draw:frame>
        <draw:frame presentation:style-name="pr42" draw:text-style-name="P26" draw:layer="layout" svg:width="19.92cm" svg:height="16.369cm" svg:x="6.122cm" svg:y="4.718cm" presentation:class="outline" presentation:user-transformed="true">
          <draw:text-box>
            <text:p text:style-name="P24"><text:span text:style-name="T17">package pl.poznan.ae.compProg;</text:span></text:p>
            <text:p text:style-name="P25"><text:span text:style-name="T17"/></text:p>
            <text:p text:style-name="P25"><text:span text:style-name="T17">import java.util.*;</text:span></text:p>
            <text:p text:style-name="P25"><text:span text:style-name="T17"/></text:p>
            <text:p text:style-name="P25"><text:span text:style-name="T17">public class Sorter {</text:span></text:p>
            <text:p text:style-name="P25"><text:span text:style-name="T17"><text:s text:c="2"/></text:span><text:span text:style-name="T17">private List _words;</text:span></text:p>
            <text:p text:style-name="P25"><text:span text:style-name="T17"/></text:p>
            <text:p text:style-name="P25"><text:span text:style-name="T17"><text:s text:c="2"/></text:span><text:span text:style-name="T17">public void sort(String[] words){</text:span></text:p>
            <text:p text:style-name="P25"><text:span text:style-name="T17"><text:s text:c="4"/></text:span><text:span text:style-name="T17">_words = Arrays.asList(words);</text:span></text:p>
            <text:p text:style-name="P25"><text:span text:style-name="T17"><text:s text:c="4"/></text:span><text:span text:style-name="T17">Collections.sort(_words);</text:span></text:p>
            <text:p text:style-name="P25"><text:span text:style-name="T17"><text:s text:c="2"/></text:span><text:span text:style-name="T17">}</text:span></text:p>
            <text:p text:style-name="P25"><text:span text:style-name="T17"><text:s text:c="2"/></text:span><text:span text:style-name="T17">public String getSortedWords(){</text:span></text:p>
            <text:p text:style-name="P25"><text:span text:style-name="T17"><text:s text:c="4"/></text:span><text:span text:style-name="T17">String sortedString = "";</text:span></text:p>
            <text:p text:style-name="P25"><text:span text:style-name="T17"><text:s text:c="4"/></text:span><text:span text:style-name="T17">for (int i = 0; i&lt; _words.size(); i++){</text:span></text:p>
            <text:p text:style-name="P25"><text:span text:style-name="T17"><text:s text:c="6"/></text:span><text:span text:style-name="T17">sortedString += _words.get(i);</text:span></text:p>
            <text:p text:style-name="P25"><text:span text:style-name="T17"><text:s text:c="4"/></text:span><text:span text:style-name="T17">}</text:span></text:p>
            <text:p text:style-name="P25"><text:span text:style-name="T17"><text:s text:c="4"/></text:span><text:span text:style-name="T17">return sortedString;</text:span></text:p>
            <text:p text:style-name="P25"><text:span text:style-name="T17"><text:s text:c="2"/></text:span><text:span text:style-name="T17">}</text:span></text:p>
            <text:p text:style-name="P25"><text:span text:style-name="T17"><text:s/></text:span><text:span text:style-name="T17">public static void main(String[] args){</text:span></text:p>
            <text:p text:style-name="P25"><text:span text:style-name="T17"><text:s text:c="4"/></text:span><text:span text:style-name="T17">Sorter sorter = new Sorter();</text:span></text:p>
            <text:p text:style-name="P25"><text:span text:style-name="T17"><text:s text:c="4"/></text:span><text:span text:style-name="T17">sorter.sort(args);</text:span></text:p>
            <text:p text:style-name="P25"><text:span text:style-name="T17"><text:s text:c="4"/></text:span><text:span text:style-name="T17">System.out.println(sorter.getSortedWords());</text:span></text:p>
            <text:p text:style-name="P25"><text:span text:style-name="T17"><text:s/></text:span><text:span text:style-name="T17">}</text:span></text:p>
            <text:p text:style-name="P25"><text:span text:style-name="T17">}</text:span></text:p>
          </draw:text-box>
        </draw:frame>
        <draw:frame draw:style-name="gr16" draw:text-style-name="P4" draw:layer="layout" svg:width="1.196cm" svg:height="7.043cm" svg:x="0cm" svg:y="14.069cm">
          <draw:text-box>
            <text:p text:style-name="P4">C</text:p>
            <text:p text:style-name="P4">O</text:p>
            <text:p text:style-name="P4">N</text:p>
            <text:p text:style-name="P4">C</text:p>
            <text:p text:style-name="P4">L</text:p>
            <text:p text:style-name="P4">U</text:p>
            <text:p text:style-name="P4">S</text:p>
            <text:p text:style-name="P4">I</text:p>
            <text:p text:style-name="P4">O</text:p>
            <text:p text:style-name="P4">N</text:p>
            <text:p text:style-name="P4">S</text:p>
          </draw:text-box>
        </draw:frame>
        <draw:frame draw:style-name="gr17" draw:text-style-name="P4" draw:layer="layout" svg:width="12.742cm" svg:height="0.954cm" svg:x="14.304cm" svg:y="11.912cm">
          <draw:text-box>
            <text:p/>
          </draw:text-box>
        </draw:frame>
        <presentation:notes draw:style-name="dp2">
          <draw:page-thumbnail draw:style-name="gr6" draw:layer="layout" svg:width="13.705cm" svg:height="10.279cm" svg:x="3.641cm" svg:y="2.853cm" draw:page-number="36" presentation:class="page"/>
          <draw:frame presentation:style-name="pr16" draw:text-style-name="P4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LastSlide" draw:style-name="dp1" draw:master-page-name="Section" presentation:presentation-page-layout-name="AL3T19">
        <draw:frame presentation:style-name="pr35" draw:text-style-name="P4" draw:layer="layout" svg:width="20.439cm" svg:height="3.503cm" svg:x="4.1cm" svg:y="8.416cm" presentation:class="title" presentation:user-transformed="true">
          <draw:text-box>
            <text:p text:style-name="P4">See you next week</text:p>
          </draw:text-box>
        </draw:frame>
        <presentation:notes draw:style-name="dp2">
          <draw:page-thumbnail draw:layer="layout" svg:width="12.7cm" svg:height="9.525cm" svg:x="4.175cm" svg:y="3.005cm" draw:page-number="37"/>
          <draw:frame presentation:style-name="pr7" draw:text-style-name="P27" draw:layer="layout" svg:width="16.078cm" svg:height="11.431cm" svg:x="2.773cm" svg:y="13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linear" draw:start-color="#dc2300" draw:end-color="#ff6633" draw:start-intensity="100%" draw:end-intensity="100%" draw:angle="450" draw:border="5%"/>
    <draw:gradient draw:name="Gradient_20_9" draw:display-name="Gradient 9" draw:style="linear" draw:start-color="#ffffff" draw:end-color="#000080" draw:start-intensity="90%" draw:end-intensity="100%" draw:angle="6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edGradient" draw:style="linear" draw:start-color="#eb613d" draw:end-color="#ffffff" draw:start-intensity="100%" draw:end-intensity="100%" draw:angle="900" draw:border="7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590000004729658D85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00b8ff" draw:fill-gradient-name="Gradient_20_9" draw:fill-hatch-name="Hatch_20_1" draw:fill-image-name="Bitmape_20_1" draw:opacity="100%" draw:fill-image-width="0cm" draw:fill-image-height="0cm" draw:textarea-vertical-align="middle" draw:shadow="hidden" draw:shadow-offset-x="0.05cm" draw:shadow-offset-y="0.05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none" svg:stroke-width="0.2cm" svg:stroke-color="#ff3333" draw:marker-start-width="0.6cm" draw:marker-end-width="0.6cm" draw:fill="gradient" draw:fill-gradient-name="Gradient_20_1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 fo:text-align="start"/>
      <style:text-properties fo:color="#ffffff" fo:font-size="4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umber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  <style:text-properties fo:color="#000080"/>
    </style:style>
    <style:style style:name="AuthorCopyright" style:family="graphic" style:parent-style-name="standard">
      <style:graphic-properties draw:stroke="none" draw:fill="none" draw:fill-image-width="0cm" draw:fill-image-height="0cm"/>
      <style:paragraph-properties fo:text-align="start"/>
      <style:text-properties fo:color="#000080"/>
    </style:style>
    <style:style style:name="Footer_5f_Bullet" style:display-name="Footer_Bullet" style:family="graphic" style:parent-style-name="Footer_5f_Title">
      <style:text-properties fo:color="#b3b3b3"/>
    </style:style>
    <style:style style:name="Footer_5f_Title" style:display-name="Footer_Title" style:family="graphic" style:parent-style-name="BlackArial_5f_22">
      <style:text-properties fo:color="#ffff99" fo:font-size="10pt" fo:font-weight="normal"/>
    </style:style>
    <style:style style:name="BlackArial_5f_22" style:display-name="BlackArial_22" style:family="graphic" style:parent-style-name="standard">
      <style:graphic-properties draw:stroke="none" draw:fill="none"/>
      <style:paragraph-properties fo:text-align="center"/>
      <style:text-properties fo:font-family="Arial" style:font-style-name="Bold" style:font-family-generic="swiss" style:font-pitch="variable" fo:font-size="22pt" fo:font-weight="bold"/>
    </style:style>
    <style:style style:name="AuthorAndAffiliation" style:family="graphic" style:parent-style-name="standard">
      <style:graphic-properties draw:stroke="none" draw:fill="none" draw:fill-image-name="Bitmape_20_2" draw:fill-image-width="0cm" draw:fill-image-height="0cm"/>
      <style:paragraph-properties fo:text-align="center"/>
      <style:text-properties fo:color="#ffffff" fo:font-size="26pt"/>
    </style:style>
    <style:style style:name="SideText" style:family="graphic" style:parent-style-name="standard"/>
    <style:style style:name="TransparentRed" style:family="graphic" style:parent-style-name="standard">
      <style:graphic-properties draw:stroke="none" draw:fill-gradient-name="Gradient_20_11" draw:opacity="50%" draw:shadow-opacity="50%"/>
    </style:style>
    <style:style style:name="TransparentBlue" style:family="graphic" style:parent-style-name="standard">
      <style:graphic-properties draw:stroke="none" draw:opacity="50%" draw:shadow-opacity="50%"/>
    </style:style>
    <style:style style:name="Braket" style:family="graphic" style:parent-style-name="objectwithoutfill">
      <style:graphic-properties draw:stroke="solid" svg:stroke-width="0.1cm" svg:stroke-color="#000080" draw:marker-start-width="0.45cm" draw:marker-end-width="0.45cm"/>
    </style:style>
    <style:style style:name="Normal1-background" style:family="presentation">
      <style:graphic-properties draw:stroke="none" draw:fill="none"/>
    </style:style>
    <style:style style:name="Normal1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1-outline1" style:family="presentation">
      <style:graphic-properties draw:stroke="none" draw:fill="none">
        <text:list-style style:name="Normal1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outline2" style:family="presentation" style:parent-style-name="Normal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1-outline3" style:family="presentation" style:parent-style-name="Normal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1-outline4" style:family="presentation" style:parent-style-name="Normal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1-outline5" style:family="presentation" style:parent-style-name="Normal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1-outline6" style:family="presentation" style:parent-style-name="Normal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1-outline7" style:family="presentation" style:parent-style-name="Normal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1-outline8" style:family="presentation" style:parent-style-name="Normal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1-outline9" style:family="presentation" style:parent-style-name="Normal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1-subtitle" style:family="presentation">
      <style:graphic-properties draw:stroke="none" draw:fill="none" draw:textarea-vertical-align="middle">
        <text:list-style style:name="Normal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1-title" style:family="presentation">
      <style:graphic-properties draw:stroke="none" draw:fill="none" draw:textarea-vertical-align="middle">
        <text:list-style style:name="Normal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WP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WP-backgroundobjects" style:family="presentation">
      <style:graphic-properties draw:shadow="hidden" draw:shadow-offset-x="0.3cm" draw:shadow-offset-y="0.3cm" draw:shadow-color="#808080"/>
    </style:style>
    <style:style style:name="WP-notes" style:family="presentation">
      <style:graphic-properties draw:stroke="none" draw:fill="none">
        <text:list-style style:name="WP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WP-outline1" style:family="presentation">
      <style:graphic-properties draw:stroke="none" draw:fill="none" draw:fill-color="#000000">
        <text:list-style style:name="WP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WP-outline2" style:family="presentation" style:parent-style-name="WP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3" style:family="presentation" style:parent-style-name="WP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4" style:family="presentation" style:parent-style-name="WP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5" style:family="presentation" style:parent-style-name="WP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6" style:family="presentation" style:parent-style-name="WP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7" style:family="presentation" style:parent-style-name="WP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8" style:family="presentation" style:parent-style-name="WP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outline9" style:family="presentation" style:parent-style-name="WP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WP-subtitle" style:family="presentation">
      <style:graphic-properties draw:stroke="none" draw:fill="none" draw:textarea-vertical-align="middle">
        <text:list-style style:name="WP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WP-title" style:family="presentation">
      <style:graphic-properties draw:stroke="none" draw:fill="none" draw:fill-color="#000000" draw:textarea-vertical-align="top">
        <text:list-style style:name="WP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40pt" fo:font-style="normal" fo:text-shadow="none" style:text-underline-style="none" fo:font-weight="bold" style:font-size-asian="24pt"/>
    </style:style>
    <style:style style:name="Section-background" style:family="presentation">
      <style:graphic-properties draw:stroke="none" draw:stroke-dash="Dash_20_1" svg:stroke-width="0cm" svg:stroke-color="#000000" svg:stroke-opacity="100%" draw:stroke-linejoin="round" draw:fill="solid" draw:fill-color="#ffffff" draw:fill-gradient-name="Gradient_20_1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Section-backgroundobjects" style:family="presentation">
      <style:graphic-properties draw:shadow="hidden" draw:shadow-offset-x="0.3cm" draw:shadow-offset-y="0.3cm" draw:shadow-color="#808080"/>
    </style:style>
    <style:style style:name="Section-notes" style:family="presentation">
      <style:graphic-properties draw:stroke="none" draw:fill="none">
        <text:list-style style:name="Section-notes">
          <text:list-level-style-bullet text:level="1" text:bullet-char="•">
            <style:list-level-properties text:min-label-width="0.454cm"/>
            <style:text-properties fo:font-family="Times" style:font-family-generic="roman" fo:color="#000000" fo:font-size="100%"/>
          </text:list-level-style-bullet>
          <text:list-level-style-bullet text:level="2" text:bullet-char="•">
            <style:list-level-properties text:space-before="1.27cm" text:min-label-width="0.326cm"/>
            <style:text-properties fo:font-family="Times" style:font-family-generic="roman" fo:color="#000000" fo:font-size="100%"/>
          </text:list-level-style-bullet>
          <text:list-level-style-bullet text:level="3" text:bullet-char="•">
            <style:list-level-properties text:space-before="2.54cm" text:min-label-width="0.335cm"/>
            <style:text-properties fo:font-family="Times" style:font-family-generic="roman" fo:color="#000000" fo:font-size="100%"/>
          </text:list-level-style-bullet>
          <text:list-level-style-bullet text:level="4" text:bullet-char="•">
            <style:list-level-properties text:space-before="3.81cm" text:min-label-width="0.295cm"/>
            <style:text-properties fo:font-family="Times" style:font-family-generic="roman" fo:color="#000000" fo:font-size="100%"/>
          </text:list-level-style-bullet>
          <text:list-level-style-bullet text:level="5" text:bullet-char="•">
            <style:list-level-properties text:space-before="5.08cm" text:min-label-width="0.304cm"/>
            <style:text-properties fo:font-family="Times" style:font-family-generic="roman" fo:color="#000000" fo:font-size="100%"/>
          </text:list-level-style-bullet>
          <text:list-level-style-bullet text:level="6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7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8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9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  <text:list-level-style-bullet text:level="10" text:bullet-char="•">
            <style:list-level-properties text:space-before="5.08cm" text:min-label-width="0.304cm"/>
            <style:text-properties fo:font-family="Times" style:font-family-generic="roman" fo:color="#000064" fo:font-size="100%"/>
          </text:list-level-style-bullet>
        </text:list-style>
      </style:graphic-properties>
      <style:paragraph-properties fo:margin-left="0cm" fo:margin-right="0cm" fo:margin-top="0.149cm" fo:margin-bottom="0cm" fo:line-height="100%" fo:text-align="start" fo:text-indent="0cm">
        <style:tab-stops>
          <style:tab-stop style:position="2.085cm"/>
          <style:tab-stop style:position="4.625cm"/>
          <style:tab-stop style:position="7.165cm"/>
          <style:tab-stop style:position="9.705cm"/>
          <style:tab-stop style:position="12.245cm"/>
          <style:tab-stop style:position="14.785cm"/>
          <style:tab-stop style:position="17.325cm"/>
          <style:tab-stop style:position="19.865cm"/>
          <style:tab-stop style:position="22.405cm"/>
          <style:tab-stop style:position="24.945cm"/>
          <style:tab-stop style:position="27.48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/>
    </style:style>
    <style:style style:name="Section-outline1" style:family="presentation">
      <style:graphic-properties draw:stroke="none" draw:fill="none" draw:fill-color="#000000">
        <text:list-style style:name="Section-outline1">
          <text:list-level-style-bullet text:level="1" text:bullet-char="•">
            <style:list-level-properties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5" text:bullet-char="›">
            <style:list-level-properties text:space-before="5.08cm" text:min-label-width="0.635cm"/>
            <style:text-properties fo:font-family="StarSymbol" style:font-style-name="Regular" style:font-pitch="variable" style:font-charset="x-symbol" fo:color="#cc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StarSymbol" fo:color="#000064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54cm" fo:margin-bottom="0cm" fo:line-height="90%" fo:text-align="start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Helvetica 55 Roman'" style:font-family-generic="swiss" style:font-pitch="variable" fo:font-size="26pt" fo:font-style="normal" fo:text-shadow="none" style:text-underline-style="none" fo:font-weight="normal" style:font-size-asian="24pt"/>
    </style:style>
    <style:style style:name="Section-outline2" style:family="presentation" style:parent-style-name="Section-outline1">
      <style:graphic-properties draw:fill="none" draw:fill-color="#000000"/>
      <style:paragraph-properties fo:margin-left="0cm" fo:margin-right="0cm" fo:margin-top="0.383cm" fo:margin-bottom="0cm" fo:line-height="100%" fo:text-align="start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3" style:family="presentation" style:parent-style-name="Section-outline2">
      <style:graphic-properties draw:fill="none" draw:fill-color="#000000"/>
      <style:paragraph-properties fo:margin-left="0cm" fo:margin-right="0cm" fo:margin-top="0.352cm" fo:margin-bottom="0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4" style:family="presentation" style:parent-style-name="Section-outline3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5" style:family="presentation" style:parent-style-name="Section-outline4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6" style:family="presentation" style:parent-style-name="Section-outline5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7" style:family="presentation" style:parent-style-name="Section-outline6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8" style:family="presentation" style:parent-style-name="Section-outline7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outline9" style:family="presentation" style:parent-style-name="Section-outline8">
      <style:graphic-properties draw:fill="none" draw:fill-color="#000000"/>
      <style:paragraph-properties fo:margin-left="0cm" fo:margin-right="0cm" fo:margin-top="0.149cm" fo:margin-bottom="0.251cm" fo:line-height="100%" fo:text-align="start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4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number text:level="1" style:num-format="">
            <style:list-level-properties/>
            <style:text-properties fo:color="#cc0000" fo:font-size="100%"/>
          </text:list-level-style-number>
          <text:list-level-style-number text:level="2" style:num-format="">
            <style:list-level-properties text:space-before="1.27cm"/>
            <style:text-properties fo:color="#cc0000" fo:font-size="100%"/>
          </text:list-level-style-number>
          <text:list-level-style-number text:level="3" style:num-format="">
            <style:list-level-properties text:space-before="2.54cm"/>
            <style:text-properties fo:color="#cc0000" fo:font-size="100%"/>
          </text:list-level-style-number>
          <text:list-level-style-number text:level="4" style:num-format="">
            <style:list-level-properties text:space-before="3.81cm"/>
            <style:text-properties fo:color="#cc0000" fo:font-size="100%"/>
          </text:list-level-style-number>
          <text:list-level-style-number text:level="5" style:num-format="">
            <style:list-level-properties text:space-before="5.08cm"/>
            <style:text-properties fo:color="#cc0000" fo:font-size="100%"/>
          </text:list-level-style-number>
          <text:list-level-style-number text:level="6" style:num-format="">
            <style:list-level-properties text:space-before="5.08cm"/>
            <style:text-properties fo:color="#000064" fo:font-size="100%"/>
          </text:list-level-style-number>
          <text:list-level-style-number text:level="7" style:num-format="">
            <style:list-level-properties text:space-before="5.08cm"/>
            <style:text-properties fo:color="#000064" fo:font-size="100%"/>
          </text:list-level-style-number>
          <text:list-level-style-number text:level="8" style:num-format="">
            <style:list-level-properties text:space-before="5.08cm"/>
            <style:text-properties fo:color="#000064" fo:font-size="100%"/>
          </text:list-level-style-number>
          <text:list-level-style-number text:level="9" style:num-format="">
            <style:list-level-properties text:space-before="5.08cm"/>
            <style:text-properties fo:color="#000064" fo:font-size="100%"/>
          </text:list-level-style-number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/>
    </style:style>
    <style:style style:name="Section-title" style:family="presentation">
      <style:graphic-properties draw:stroke="none" draw:fill="none" draw:fill-color="#000000" draw:textarea-vertical-align="top">
        <text:list-style style:name="Section-title">
          <text:list-level-style-number text:level="1" style:num-format="">
            <style:list-level-properties/>
            <style:text-properties fo:color="#cc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>
        <style:tab-stops>
          <style:tab-stop style:position="0.001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style-name="Bold" style:font-family-generic="swiss" style:font-pitch="variable" fo:font-size="40pt" fo:font-style="normal" fo:text-shadow="none" style:text-underline-style="none" fo:font-weight="bold" style:font-size-asian="24pt"/>
    </style:style>
    <style:style style:name="NormalIntro-background" style:family="presentation">
      <style:graphic-properties draw:stroke="none" draw:fill="none"/>
    </style:style>
    <style:style style:name="NormalIntro-backgroundobjects" style:family="presentation">
      <style:graphic-properties draw:shadow="hidden" draw:shadow-offset-x="0.3cm" draw:shadow-offset-y="0.3cm" draw:shadow-color="#808080"/>
      <style:text-properties fo:color="#ffffff" fo:font-family="Arial" style:font-style-name="Bold" style:font-family-generic="swiss" style:font-pitch="variable" fo:font-size="10pt" fo:font-weight="bold"/>
    </style:style>
    <style:style style:name="NormalIntro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rmalIntro-outline1" style:family="presentation">
      <style:graphic-properties draw:stroke="none" draw:fill="none">
        <text:list-style style:name="NormalIntro-outline1">
          <text:list-level-style-image text:level="1" xlink:href="Pictures/100000000000001C00000020D876C24E.gif" xlink:type="simple" xlink:show="embed" xlink:actuate="onLoad">
            <style:list-level-properties text:space-before="0.3cm" text:min-label-width="0.9cm" fo:text-align="center" style:vertical-pos="middle" style:vertical-rel="line" fo:width="0.46cm" fo:height="0.526cm"/>
          </text:list-level-style-image>
          <text:list-level-style-image text:level="2" xlink:href="Pictures/100000000000001C0000002085A7BC4A.gif" xlink:type="simple" xlink:show="embed" xlink:actuate="onLoad">
            <style:list-level-properties text:space-before="1.6cm" text:min-label-width="0.8cm" fo:text-align="center" style:vertical-pos="middle" style:vertical-rel="line" fo:width="0.49cm" fo:height="0.446cm"/>
          </text:list-level-style-image>
          <text:list-level-style-image text:level="3" xlink:href="Pictures/100000000000001C00000020E01DA237.gif" xlink:type="simple" xlink:show="embed" xlink:actuate="onLoad">
            <style:list-level-properties text:space-before="3cm" text:min-label-width="0.6cm" fo:text-align="center" style:vertical-pos="middle" style:vertical-rel="line" fo:width="0.39cm" fo:height="0.446cm"/>
          </text:list-level-style-image>
          <text:list-level-style-image text:level="4" xlink:href="Pictures/100000000000001C00000020BFFBFC48.gif" xlink:type="simple" xlink:show="embed" xlink:actuate="onLoad">
            <style:list-level-properties text:space-before="4.2cm" text:min-label-width="0.6cm" style:vertical-pos="middle" style:vertical-rel="line" fo:width="0.39cm" fo:height="0.446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8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outline2" style:family="presentation" style:parent-style-name="NormalIntr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Intro-outline3" style:family="presentation" style:parent-style-name="NormalIntr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Intro-outline4" style:family="presentation" style:parent-style-name="NormalIntr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Intro-outline5" style:family="presentation" style:parent-style-name="NormalIntr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Intro-outline6" style:family="presentation" style:parent-style-name="NormalIntr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Intro-outline7" style:family="presentation" style:parent-style-name="NormalIntr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Intro-outline8" style:family="presentation" style:parent-style-name="NormalIntr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Intro-outline9" style:family="presentation" style:parent-style-name="NormalIntr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Intro-subtitle" style:family="presentation">
      <style:graphic-properties draw:stroke="none" draw:fill="none" draw:textarea-vertical-align="middle">
        <text:list-style style:name="NormalIntro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rmalIntro-title" style:family="presentation">
      <style:graphic-properties draw:stroke="none" draw:fill="none" draw:textarea-vertical-align="middle">
        <text:list-style style:name="NormalIntro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style-name="Regular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fill-gradient-name="Gradient_20_1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AuthorCopyright">
      <style:graphic-properties draw:fill-image-width="0cm" draw:fill-image-height="0cm" draw:auto-grow-height="true" draw:auto-grow-width="false" fo:max-height="0cm" fo:min-height="0.475cm"/>
    </style:style>
    <style:style style:name="Mgr2" style:family="graphic" style:parent-style-name="PageNumber">
      <style:graphic-properties draw:auto-grow-height="true" draw:auto-grow-width="false" fo:max-height="0cm" fo:min-height="0.475cm"/>
    </style:style>
    <style:style style:name="Mgr3" style:family="graphic" style:parent-style-name="AuthorAndAffiliation">
      <style:graphic-properties draw:auto-grow-height="true" draw:auto-grow-width="false" fo:max-height="0cm" fo:min-height="4.23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4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7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8" style:family="graphic" style:parent-style-name="Footer_5f_Bullet">
      <style:graphic-properties draw:textarea-horizontal-align="left" draw:textarea-vertical-align="bottom" draw:auto-grow-height="true" draw:auto-grow-width="false" fo:min-height="0.656cm" fo:padding-top="0.128cm" fo:padding-bottom="0.128cm" fo:padding-left="0.256cm" fo:padding-right="0.256cm"/>
    </style:style>
    <style:style style:name="Mpr1" style:family="presentation" style:parent-style-name="Normal1-backgroundobjects">
      <style:graphic-properties draw:stroke="none" draw:fill-color="#ff6633" draw:opacity="50%" draw:textarea-horizontal-align="center" draw:textarea-vertical-align="middle" draw:shadow-opacity="50%"/>
    </style:style>
    <style:style style:name="Mpr2" style:family="presentation" style:parent-style-name="Normal1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3" style:family="presentation" style:parent-style-name="Normal1-backgroundobjects">
      <style:graphic-properties draw:stroke="none" draw:fill="solid" draw:fill-color="#000080" draw:fill-gradient-name="Linear_20_blue_2f_white" draw:fill-image-width="0cm" draw:fill-image-height="0cm" draw:textarea-horizontal-align="center" draw:textarea-vertical-align="middle"/>
    </style:style>
    <style:style style:name="Mpr4" style:family="presentation" style:parent-style-name="Normal1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5" style:family="presentation" style:parent-style-name="Normal1-outline1">
      <style:graphic-properties draw:fill-color="#ffffff" draw:auto-grow-height="false" fo:min-height="13.23cm"/>
    </style:style>
    <style:style style:name="Mpr6" style:family="presentation" style:parent-style-name="WP-backgroundobjects">
      <style:graphic-properties draw:stroke="none" draw:fill="gradient" draw:fill-color="#000080" draw:fill-gradient-name="Gradient_20_9" draw:textarea-horizontal-align="center" draw:textarea-vertical-align="middle"/>
    </style:style>
    <style:style style:name="Mpr7" style:family="presentation" style:parent-style-name="WP-title">
      <style:graphic-properties draw:fill-color="#ffffff" draw:auto-grow-height="false" fo:min-height="3.177cm"/>
    </style:style>
    <style:style style:name="Mpr8" style:family="presentation" style:parent-style-name="WP-outline1" style:list-style-name="ML5">
      <style:graphic-properties draw:fill-color="#ffffff" draw:auto-grow-height="false" fo:min-height="12.001cm"/>
    </style:style>
    <style:style style:name="Mpr9" style:family="presentation" style:parent-style-name="WP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0" style:family="presentation" style:parent-style-name="WP-backgroundobjects">
      <style:graphic-properties draw:stroke="none" draw:fill="solid" draw:fill-color="#ff9966" draw:textarea-horizontal-align="center" draw:textarea-vertical-align="middle"/>
    </style:style>
    <style:style style:name="Mpr11" style:family="presentation" style:parent-style-name="Section-backgroundobjects">
      <style:graphic-properties draw:fill="gradient" draw:fill-gradient-name="Gradient_20_9" draw:textarea-horizontal-align="center" draw:textarea-vertical-align="middle"/>
    </style:style>
    <style:style style:name="Mpr12" style:family="presentation" style:parent-style-name="Section-backgroundobjects">
      <style:graphic-properties draw:stroke="none" draw:fill="solid" draw:fill-color="#ff6633" draw:textarea-horizontal-align="center" draw:textarea-vertical-align="middle"/>
    </style:style>
    <style:style style:name="Mpr13" style:family="presentation" style:parent-style-name="Section-title">
      <style:graphic-properties draw:fill-color="#ffffff" draw:auto-grow-height="false" fo:min-height="3.177cm"/>
    </style:style>
    <style:style style:name="Mpr14" style:family="presentation" style:parent-style-name="Section-outline1" style:list-style-name="ML5">
      <style:graphic-properties draw:fill-color="#ffffff" draw:auto-grow-height="false" fo:min-height="12.001cm"/>
    </style:style>
    <style:style style:name="Mpr15" style:family="presentation" style:parent-style-name="Section-backgroundobjects">
      <style:graphic-properties draw:stroke="none" draw:fill="solid" draw:fill-color="#000080" draw:fill-gradient-name="Linear_20_blue_2f_white" draw:textarea-horizontal-align="center" draw:textarea-vertical-align="middle"/>
    </style:style>
    <style:style style:name="Mpr16" style:family="presentation" style:parent-style-name="Section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17" style:family="presentation" style:parent-style-name="NormalIntro-backgroundobjects">
      <style:graphic-properties draw:stroke="none" draw:fill-color="#ff6633" draw:opacity="50%" draw:textarea-horizontal-align="center" draw:textarea-vertical-align="middle" draw:shadow-opacity="50%"/>
    </style:style>
    <style:style style:name="Mpr18" style:family="presentation" style:parent-style-name="NormalIntro-backgroundobjects">
      <style:graphic-properties draw:stroke="none" draw:fill="gradient" draw:fill-gradient-name="Linear_20_blue_2f_white" draw:fill-image-width="0cm" draw:fill-image-height="0cm" draw:textarea-horizontal-align="center" draw:textarea-vertical-align="middle"/>
    </style:style>
    <style:style style:name="Mpr19" style:family="presentation" style:parent-style-name="NormalIntro-backgroundobjects">
      <style:graphic-properties draw:stroke="dash" draw:stroke-dash="Dashed_20__28_var_29_" svg:stroke-width="0.2cm" svg:stroke-color="#ffcc99" draw:marker-start-width="0.15cm" draw:marker-end-width="0.15cm" svg:stroke-opacity="50%" draw:fill="none" draw:fill-gradient-name="Linear_20_blue_2f_white" draw:fill-image-width="0cm" draw:fill-image-height="0cm" draw:textarea-horizontal-align="center" draw:textarea-vertical-align="middle" fo:padding-top="0.1cm" fo:padding-bottom="0.1cm" fo:padding-left="0.1cm" fo:padding-right="0.1cm"/>
    </style:style>
    <style:style style:name="Mpr20" style:family="presentation" style:parent-style-name="NormalIntro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align="center" fo:text-indent="0cm">
        <style:tab-stops/>
      </style:paragraph-properties>
      <style:text-properties fo:font-size="10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/>
      <style:text-properties fo:font-size="10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text:enable-numbering="false" fo:margin-left="0cm" fo:margin-right="0cm" fo:text-indent="0cm"/>
      <style:text-properties fo:font-size="12pt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text:enable-numbering="false" fo:margin-left="0cm" fo:margin-right="0cm" fo:text-align="end" fo:text-indent="0cm"/>
      <style:text-properties fo:font-size="12pt"/>
    </style:style>
    <style:style style:name="MP9" style:family="paragraph">
      <style:paragraph-properties fo:margin-left="0cm" fo:margin-right="0cm" fo:text-indent="0cm"/>
      <style:text-properties fo:color="#000000" fo:font-family="'Helvetica 55 Roman'" style:font-style-name="Bold" style:font-family-generic="swiss" style:font-pitch="variable" fo:font-size="12.3000001907349pt" style:font-size-asian="24pt"/>
    </style:style>
    <style:style style:name="MT1" style:family="text">
      <style:text-properties fo:font-family="Arial" style:font-style-name="Bold" style:font-family-generic="swiss" style:font-pitch="variable" fo:font-size="10pt" style:font-family-asian="Arial" style:font-family-generic-asian="swiss" style:font-pitch-asian="variable" style:font-family-complex="Arial" style:font-family-generic-complex="swiss" style:font-pitch-complex="variable"/>
    </style:style>
    <style:style style:name="MT2" style:family="text">
      <style:text-properties fo:font-size="10pt"/>
    </style:style>
    <style:style style:name="MT3" style:family="text">
      <style:text-properties fo:font-size="32pt" style:text-underline-style="solid" style:text-underline-width="auto" style:text-underline-color="font-color"/>
    </style:style>
    <style:style style:name="MT4" style:family="text">
      <style:text-properties fo:font-size="32pt"/>
    </style:style>
    <style:style style:name="MT5" style:family="text">
      <style:text-properties fo:font-size="32pt" style:text-underline-style="none"/>
    </style:style>
    <style:style style:name="MT6" style:family="text">
      <style:text-properties fo:font-size="24pt" fo:font-weight="normal"/>
    </style:style>
    <style:style style:name="MT7" style:family="text">
      <style:text-properties fo:font-size="24pt" fo:font-style="italic" fo:font-weight="normal"/>
    </style:style>
    <style:style style:name="MT8" style:family="text">
      <style:text-properties fo:font-family="Arial" style:font-style-name="Bold" style:font-family-generic="swiss" style:font-pitch="variable" fo:font-size="10pt"/>
    </style:style>
    <style:style style:name="MT9" style:family="text">
      <style:text-properties fo:color="#b5c7ce" fo:font-family="'Helvetica 55 Roman'" style:font-style-name="Bold" style:font-family-generic="swiss" style:font-pitch="variable" fo:font-size="9pt" style:font-size-asian="24pt"/>
    </style:style>
    <text:list-style style:name="M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2">
      <text:list-level-style-image text:level="1" xlink:href="Pictures/100000000000001C00000020D876C24E.gif" xlink:type="simple" xlink:show="embed" xlink:actuate="onLoad">
        <style:list-level-properties text:space-before="0.3cm" text:min-label-width="0.9cm" fo:text-align="center" style:vertical-pos="middle" style:vertical-rel="line" fo:width="0.46cm" fo:height="0.526cm"/>
      </text:list-level-style-image>
      <text:list-level-style-image text:level="2" xlink:href="Pictures/100000000000001C0000002085A7BC4A.gif" xlink:type="simple" xlink:show="embed" xlink:actuate="onLoad">
        <style:list-level-properties text:space-before="1.6cm" text:min-label-width="0.8cm" fo:text-align="center" style:vertical-pos="middle" style:vertical-rel="line" fo:width="0.49cm" fo:height="0.446cm"/>
      </text:list-level-style-image>
      <text:list-level-style-image text:level="3" xlink:href="Pictures/100000000000001C00000020E01DA237.gif" xlink:type="simple" xlink:show="embed" xlink:actuate="onLoad">
        <style:list-level-properties text:space-before="3cm" text:min-label-width="0.6cm" fo:text-align="center" style:vertical-pos="middle" style:vertical-rel="line" fo:width="0.39cm" fo:height="0.446cm"/>
      </text:list-level-style-image>
      <text:list-level-style-image text:level="4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39cm" fo:height="0.446cm"/>
      </text:list-level-style-image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StarSymbol" style:font-style-name="Regular" style:font-pitch="variable" style:font-charset="x-symbol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5" text:bullet-char="›">
        <style:list-level-properties text:space-before="5.08cm" text:min-label-width="0.635cm"/>
        <style:text-properties fo:font-family="StarSymbol" style:font-style-name="Regular" style:font-pitch="variable" style:font-charset="x-symbol" fo:color="#cc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StarSymbol" fo:color="#00006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9.991cm" svg:height="7.493cm" svg:x="2.786cm" svg:y="2cm" draw:page-number="1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Normal1" style:page-layout-name="PM1" draw:style-name="Mdp1">
      <draw:rect presentation:style-name="Mpr1" draw:text-style-name="MP1" draw:layer="backgroundobjects" svg:width="28cm" svg:height="4.808cm" svg:x="0cm" svg:y="0cm">
        <text:p/>
      </draw:rect>
      <draw:rect presentation:style-name="Mpr2" draw:text-style-name="MP1" draw:layer="backgroundobjects" svg:width="1.168cm" svg:height="14.526cm" svg:x="0cm" svg:y="0cm">
        <text:p/>
      </draw:rect>
      <draw:rect presentation:style-name="Mpr3" draw:text-style-name="MP2" draw:layer="backgroundobjects" svg:width="1.203cm" svg:height="6.931cm" svg:x="0cm" svg:y="14.068cm">
        <text:p/>
      </draw:rect>
      <draw:path presentation:style-name="Mpr4" draw:text-style-name="MP1" draw:layer="backgroundobjects" svg:width="3.973cm" svg:height="4.476cm" svg:x="18.03cm" svg:y="0.2cm" svg:viewBox="0 0 3974 4477" svg:d="m3974 0c-2315 1979 1017 4502-2366 1979s-382 2474-382 2474v24">
        <text:p/>
      </draw:path>
      <draw:polyline presentation:style-name="Mpr4" draw:text-style-name="MP1" draw:layer="backgroundobjects" svg:width="4.56cm" svg:height="5.073cm" draw:transform="rotate (-1.57079632679579) translate (27.7989999999991cm 0.19999999999849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1-title" draw:layer="backgroundobjects" svg:width="23.91cm" svg:height="3.506cm" svg:x="3.457cm" svg:y="0.643cm" presentation:class="title" presentation:placeholder="true">
        <draw:text-box/>
      </draw:frame>
      <draw:frame presentation:style-name="Mpr5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1-title" draw:layer="backgroundobjects" svg:width="13.705cm" svg:height="10.279cm" svg:x="3.641cm" svg:y="2.853cm" presentation:class="page"/>
        <draw:frame presentation:style-name="Normal1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WP" style:page-layout-name="PM1" draw:style-name="Mdp2">
      <draw:polygon presentation:style-name="Mpr6" draw:text-style-name="MP1" draw:layer="backgroundobjects" svg:width="27.999cm" svg:height="19.294cm" svg:x="0cm" svg:y="1.705cm" svg:viewBox="0 0 28000 19295" draw:points="7446,1316 7149,645 6780,6 6775,0 28000,0 28000,19295 0,19295 0,10749 816,10646 1658,10466 2467,10220 3236,9913 3962,9546 4640,9126 5264,8654 5832,8135 6338,7573 6780,6971 7149,6332 7446,5661 7663,4961 7796,4235 7842,3489 7796,2742 7663,2016">
        <text:p/>
      </draw:polygon>
      <draw:frame presentation:style-name="Mpr7" draw:text-style-name="MP3" draw:layer="backgroundobjects" svg:width="14.7cm" svg:height="3.502cm" svg:x="12.6cm" svg:y="6.216cm" presentation:class="title" presentation:user-transformed="true">
        <draw:text-box>
          <text:p text:style-name="MP3">Click to edit the title text format</text:p>
        </draw:text-box>
      </draw:frame>
      <draw:frame presentation:style-name="Mpr8" draw:text-style-name="MP3" draw:layer="backgroundobjects" svg:width="14.852cm" svg:height="1.164cm" svg:x="12.558cm" svg:y="19.135cm" presentation:class="outline">
        <draw:text-box>
          <text:p text:style-name="MP3">Click to edit the outline <text:line-break/>text format</text:p>
        </draw:text-box>
      </draw:frame>
      <draw:frame draw:style-name="Mgr3" draw:layer="backgroundobjects" svg:width="17.923cm" svg:height="4.235cm" svg:x="7.077cm" svg:y="13.902cm">
        <draw:text-box>
          <text:p text:style-name="MP3"><text:span text:style-name="MT3">Willy Picard</text:span><text:span text:style-name="MT4">, </text:span><text:span text:style-name="MT5">Jacek Chmielewski</text:span></text:p>
          <text:p text:style-name="MP3"><text:span text:style-name="MT6">Department of Information Technology</text:span></text:p>
          <text:p text:style-name="MP3"><text:span text:style-name="MT6">The Poznan University of Economics</text:span></text:p>
          <text:p text:style-name="MP3"><text:span text:style-name="MT7">&lt;{picard, jchmiel}@kti.ue.poznan.pl&gt;</text:span></text:p>
        </draw:text-box>
      </draw:frame>
      <draw:frame draw:style-name="Mgr4" draw:text-style-name="MP3" draw:layer="backgroundobjects" svg:width="1.526cm" svg:height="0.424cm" draw:transform="rotate (1.5707963267946) translate (0.381cm 20.715cm)">
        <draw:text-box>
          <text:p text:style-name="MP3"><text:date style:data-style-name="D1" text:date-value="2012-02-06">2/6/12</text:date></text:p>
        </draw:text-box>
      </draw:frame>
      <draw:frame draw:style-name="Mgr5" draw:text-style-name="MP1" draw:layer="backgroundobjects" svg:width="2.564cm" svg:height="2.513cm" svg:x="2.569cm" svg:y="4.534cm">
        <draw:image xlink:href="Pictures/100002000000005500000055A0E3D772.gif" xlink:type="simple" xlink:show="embed" xlink:actuate="onLoad">
          <text:p/>
        </draw:image>
      </draw:frame>
      <draw:rect presentation:style-name="Mpr9" draw:text-style-name="MP1" draw:layer="backgroundobjects" svg:width="1.094cm" svg:height="21cm" svg:x="0cm" svg:y="0cm">
        <text:p/>
      </draw:rect>
      <draw:polygon presentation:style-name="Mpr10" draw:text-style-name="MP1" draw:layer="backgroundobjects" svg:width="27.999cm" svg:height="1.704cm" svg:x="0cm" svg:y="0cm" svg:viewBox="0 0 28000 1705" draw:points="0,0 28000,0 28000,1705 0,1705">
        <text:p/>
      </draw:polygon>
      <presentation:notes style:page-layout-name="PM2">
        <draw:page-thumbnail presentation:style-name="WP-title" draw:layer="backgroundobjects" svg:width="12.7cm" svg:height="9.525cm" svg:x="4.175cm" svg:y="3.005cm" presentation:class="page"/>
        <draw:frame presentation:style-name="WP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8"><text:date style:data-style-name="D3" text:date-value="2012-02-06">02/06/12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8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9">| <text:s text:c="2"/>JavaOne 2003 <text:s text:c="2"/>| <text:s text:c="2"/>Session #</text:span></text:p>
          </draw:text-box>
        </draw:frame>
      </presentation:notes>
    </style:master-page>
    <style:master-page style:name="Section" style:page-layout-name="PM1" draw:style-name="Mdp2">
      <draw:rect presentation:style-name="Mpr11" draw:text-style-name="MP1" draw:layer="backgroundobjects" svg:width="26.932cm" svg:height="21cm" svg:x="1.067cm" svg:y="-0.001cm">
        <text:p/>
      </draw:rect>
      <draw:polygon presentation:style-name="Mpr12" draw:text-style-name="MP1" draw:layer="backgroundobjects" svg:width="26.905cm" svg:height="6.156cm" svg:x="1.093cm" svg:y="7.097cm" svg:viewBox="0 0 26906 6157" draw:points="0,0 26906,0 26906,6157 0,6157 0,6120 275,5888 678,5424 1006,4902 1251,4331 1404,3718 1457,3073 1404,2427 1251,1814 1006,1243 678,721 275,257 0,24">
        <text:p/>
      </draw:polygon>
      <draw:frame presentation:style-name="Mpr13" draw:text-style-name="MP3" draw:layer="backgroundobjects" svg:width="14.7cm" svg:height="3.502cm" svg:x="3.8cm" svg:y="8.416cm" presentation:class="title" presentation:user-transformed="true">
        <draw:text-box>
          <text:p text:style-name="MP3">Click to edit the title text format</text:p>
        </draw:text-box>
      </draw:frame>
      <draw:frame presentation:style-name="Mpr14" draw:text-style-name="MP3" draw:layer="backgroundobjects" svg:width="14.852cm" svg:height="4.569cm" svg:x="12.558cm" svg:y="15.73cm" presentation:class="outline">
        <draw:text-box>
          <text:p text:style-name="MP3">Click to edit the outline <text:line-break/>text format</text:p>
        </draw:text-box>
      </draw:frame>
      <draw:rect presentation:style-name="Mpr15" draw:text-style-name="MP1" draw:layer="backgroundobjects" svg:width="1.094cm" svg:height="21cm" svg:x="0cm" svg:y="-0.001cm">
        <text:p/>
      </draw:rect>
      <draw:path presentation:style-name="Mpr16" draw:text-style-name="MP1" draw:layer="backgroundobjects" svg:width="3.973cm" svg:height="5.973cm" svg:x="18.031cm" svg:y="7.229cm" svg:viewBox="0 0 3974 5974" svg:d="m3974 0c-2315 2641 1017 6007-2366 2641s-382 3301-382 3301v32">
        <text:p/>
      </draw:path>
      <draw:polyline presentation:style-name="Mpr16" draw:text-style-name="MP1" draw:layer="backgroundobjects" svg:width="5.98cm" svg:height="5.073cm" draw:transform="rotate (-1.57079632679579) translate (27.7989999999988cm 7.1479999999985cm)" svg:viewBox="0 0 5981 5074" draw:points="0,-50524 625,-51011 1027,-51504 1251,-51988 1339,-52450 1328,-52873 1260,-53249 1178,-53558 1119,-53790 1125,-53930 1238,-53965 1496,-53879 1943,-53660 2618,-53294 3559,-52767 4508,-52280 5194,-52021 5646,-51963 5900,-52072 5981,-52318 5922,-52669 5756,-53097 5511,-53567 5218,-54050 4911,-54515 4618,-54929 4370,-55265 4199,-55489 4133,-55571 4133,-55598">
        <text:p/>
      </draw:polyline>
      <presentation:notes style:page-layout-name="PM2">
        <draw:page-thumbnail presentation:style-name="Section-title" draw:layer="backgroundobjects" svg:width="12.7cm" svg:height="9.525cm" svg:x="4.175cm" svg:y="3.005cm" presentation:class="page"/>
        <draw:frame presentation:style-name="Section-notes" draw:layer="backgroundobjects" svg:width="16.078cm" svg:height="11.43cm" svg:x="2.773cm" svg:y="13.065cm" presentation:class="notes" presentation:placeholder="true" presentation:user-transformed="true">
          <draw:text-box/>
        </draw:frame>
        <draw:frame draw:style-name="Mgr6" draw:text-style-name="MP6" draw:layer="backgroundobjects" svg:width="8.255cm" svg:height="1.271cm" svg:x="2.401cm" svg:y="24.329cm">
          <draw:text-box>
            <text:p text:style-name="MP3"><text:span text:style-name="MT8"><text:date style:data-style-name="D3" text:date-value="2012-02-06">02/06/12</text:date></text:span></text:p>
          </draw:text-box>
        </draw:frame>
        <draw:frame draw:style-name="Mgr7" draw:text-style-name="MP8" draw:layer="backgroundobjects" svg:width="8.255cm" svg:height="1.271cm" svg:x="10.733cm" svg:y="24.329cm">
          <draw:text-box>
            <text:p text:style-name="MP7"><text:span text:style-name="MT8"><text:page-number>&lt;number&gt;</text:page-number></text:span></text:p>
          </draw:text-box>
        </draw:frame>
        <draw:frame draw:style-name="Mgr8" draw:text-style-name="MP9" draw:layer="backgroundobjects" svg:width="10.42cm" svg:height="0.912cm" svg:x="2.038cm" svg:y="2cm">
          <draw:text-box>
            <text:p text:style-name="MP3"><text:span text:style-name="MT9">| <text:s text:c="2"/>JavaOne 2003 <text:s text:c="2"/>| <text:s text:c="2"/>Session #</text:span></text:p>
          </draw:text-box>
        </draw:frame>
      </presentation:notes>
    </style:master-page>
    <style:master-page style:name="NormalIntro" style:page-layout-name="PM1" draw:style-name="Mdp1">
      <draw:rect presentation:style-name="Mpr17" draw:text-style-name="MP1" draw:layer="backgroundobjects" svg:width="28cm" svg:height="4.808cm" svg:x="0cm" svg:y="0cm">
        <text:p/>
      </draw:rect>
      <draw:rect presentation:style-name="Mpr18" draw:text-style-name="MP1" draw:layer="backgroundobjects" svg:width="1.168cm" svg:height="21cm" svg:x="0cm" svg:y="0cm">
        <text:p/>
      </draw:rect>
      <draw:path presentation:style-name="Mpr19" draw:text-style-name="MP1" draw:layer="backgroundobjects" svg:width="3.973cm" svg:height="4.476cm" svg:x="18.03cm" svg:y="0.2cm" svg:viewBox="0 0 3974 4477" svg:d="m3974 0c-2315 1979 1017 4502-2366 1979s-382 2474-382 2474v24">
        <text:p/>
      </draw:path>
      <draw:polyline presentation:style-name="Mpr19" draw:text-style-name="MP1" draw:layer="backgroundobjects" svg:width="4.56cm" svg:height="5.073cm" draw:transform="rotate (-1.57079632679579) translate (27.7989999999991cm 0.199999999998496cm)" svg:viewBox="0 0 4561 5074" draw:points="0,-50524 476,-51011 783,-51504 954,-51988 1021,-52450 1013,-52873 961,-53249 898,-53558 853,-53790 858,-53930 944,-53965 1141,-53879 1482,-53660 1996,-53294 2714,-52767 3438,-52280 3961,-52021 4306,-51963 4499,-52072 4561,-52318 4516,-52669 4389,-53097 4202,-53567 3979,-54050 3745,-54515 3522,-54929 3332,-55265 3202,-55489 3152,-55571 3152,-55598">
        <text:p/>
      </draw:polyline>
      <draw:frame draw:style-name="Mgr1" draw:text-style-name="MP4" draw:layer="backgroundobjects" svg:width="11.347cm" svg:height="0.475cm" svg:x="1.882cm" svg:y="20.124cm">
        <draw:text-box>
          <text:p text:style-name="MP3"><text:span text:style-name="MT1">© </text:span><text:span text:style-name="MT2"><text:author-name text:fixed="false">Willy Picard</text:author-name></text:span></text:p>
        </draw:text-box>
      </draw:frame>
      <draw:frame draw:style-name="Mgr2" draw:text-style-name="MP4" draw:layer="backgroundobjects" svg:width="0.848cm" svg:height="0.475cm" svg:x="26.565cm" svg:y="20.125cm">
        <draw:text-box>
          <text:p text:style-name="MP3"><text:span text:style-name="MT1"><text:page-number>&lt;number&gt;</text:page-number></text:span></text:p>
        </draw:text-box>
      </draw:frame>
      <draw:frame presentation:style-name="NormalIntro-title" draw:layer="backgroundobjects" svg:width="23.91cm" svg:height="3.506cm" svg:x="3.457cm" svg:y="0.643cm" presentation:class="title" presentation:placeholder="true">
        <draw:text-box/>
      </draw:frame>
      <draw:frame presentation:style-name="Mpr20" draw:text-style-name="MP5" draw:layer="backgroundobjects" svg:width="23.91cm" svg:height="13.229cm" svg:x="3.257cm" svg:y="5.83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NormalIntro-title" draw:layer="backgroundobjects" svg:width="13.705cm" svg:height="10.279cm" svg:x="3.641cm" svg:y="2.853cm" presentation:class="page"/>
        <draw:frame presentation:style-name="NormalIntro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15$Build-9379</meta:generator>
    <dc:title>Introduction</dc:title>
    <dc:subject>ComputerProgramming</dc:subject>
    <meta:creation-date>2003-05-20T15:12:16</meta:creation-date>
    <dc:creator>Willy Picard</dc:creator>
    <dc:date>2012-02-06T09:46:21.06</dc:date>
    <meta:printed-by>Willy Picard</meta:printed-by>
    <meta:print-date>2003-05-20T22:54:58</meta:print-date>
    <dc:language>en-US</dc:language>
    <meta:editing-cycles>207</meta:editing-cycles>
    <meta:editing-duration>PT47H45M48S</meta:editing-duration>
    <meta:document-statistic meta:object-count="25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color="blue">
        <math:mrow>
          <math:msub>
            <math:mi>f</math:mi>
            <math:mi math:fontstyle="italic">satisfaction</math:mi>
          </math:msub>
        </math:mrow>
      </math:mstyle>
      <math:mstyle math:color="blue">
        <math:mrow>
          <math:mtext>=</math:mtext>
        </math:mrow>
      </math:mstyle>
      <math:mstyle math:color="blue">
        <math:mrow>
          <math:mrow>
            <math:mo math:stretchy="true">{</math:mo>
            <math:mtable>
              <math:mtr>
                <math:mtd>
                  <math:mn>1,</math:mn>
                </math:mtd>
                <math:mtd>
                  <math:mtext>if attending ''Computer Programming''</math:mtext>
                </math:mtd>
              </math:mtr>
              <math:mtr>
                <math:mtd>
                  <math:mn>0,</math:mn>
                </math:mtd>
                <math:mtd>
                  <math:mtext>otherwise</math:mtext>
                </math:mtd>
              </math:mtr>
            </math:mtable>
          </math:mrow>
        </math:mrow>
      </math:mstyle>
    </math:mrow>
    <math:annotation math:encoding="StarMath 5.0">color blue f_satisfaction color blue "="   color blue left lbrace matrix{1, # "if attending ''Computer Programming''" ## 0, # "otherwise"}  right none 
</math:annotation>
  </math:semantics>
</math:math>
</file>